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9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3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06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3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231f20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solid" svg:stroke-width="0.008cm" svg:stroke-color="#ffffff" draw:stroke-linejoin="round" svg:stroke-linecap="round" draw:fill="none" fo:padding-top="0.004cm" fo:padding-bottom="0.004cm" fo:padding-left="0.004cm" fo:padding-right="0.00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96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13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4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5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7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solid" draw:fill-color="#000000"/>
    </style:style>
    <style:style style:name="gr19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83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2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2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7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3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231f2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231f20" loext:opacity="100%" style:font-name="ProximaNova1" fo:font-size="10pt" fo:font-weight="bold" style:font-size-asian="10pt" style:font-weight-asian="bold" style:font-name-complex="ProximaNova1" style:font-size-complex="10pt" style:font-weight-complex="bold"/>
    </style:style>
    <style:style style:name="T4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5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6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36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396cm" svg:height="0.48cm" svg:x="2.704cm" svg:y="2.449cm">
          <draw:text-box>
            <text:p text:style-name="P1"><text:span text:style-name="T3">3. </text:span></text:p>
          </draw:text-box>
        </draw:frame>
        <draw:frame draw:style-name="gr5" draw:text-style-name="P2" draw:layer="layout" svg:width="13.354cm" svg:height="0.48cm" svg:x="3.339cm" svg:y="2.449cm">
          <draw:text-box>
            <text:p text:style-name="P1"><text:span text:style-name="T1">Analyze with roman numerals the chords called for by these lead-sheet symbols, </text:span></text:p>
          </draw:text-box>
        </draw:frame>
        <draw:frame draw:style-name="gr6" draw:text-style-name="P2" draw:layer="layout" svg:width="13.066cm" svg:height="0.48cm" svg:x="3.339cm" svg:y="2.872cm">
          <draw:text-box>
            <text:p text:style-name="P1"><text:span text:style-name="T1">referring to Appendix B if necessary. Then, continue the accompaniment, keep-</text:span></text:p>
          </draw:text-box>
        </draw:frame>
        <draw:frame draw:style-name="gr7" draw:text-style-name="P2" draw:layer="layout" svg:width="13.303cm" svg:height="0.48cm" svg:x="3.339cm" svg:y="3.296cm">
          <draw:text-box>
            <text:p text:style-name="P1"><text:span text:style-name="T1">ing the four-part texture and using conventional voice leading. It may be helpful </text:span></text:p>
          </draw:text-box>
        </draw:frame>
        <draw:path draw:style-name="gr8" draw:text-style-name="P3" draw:layer="layout" svg:width="0.86cm" svg:height="0.896cm" svg:x="2.512cm" svg:y="4.625cm" svg:viewBox="0 0 861 897" svg:d="M791 283l-437-84v-109l439 94zM650 755c-65 21-106 51-106 51 0 0 22-48 102-72s127-9 127-9c0 0-55 8-123 30zM157 673c-65 21-106 51-106 51 0 0 22-48 102-72 81-24 128-9 128-9 0 0-56 8-124 30zM296 0l-2 77h1l-17 519c0 0-394 76-244 189 92 70 214-2 293-46 41-22 26-64 26-96 1-39 0-78 1-118 2-78 0-157 0-236 1-18 0-35 0-53l435 94-9 350c0 0-394 76-243 190 55 41 132 29 195 6 67-25 132-59 128-122-3-47-1-94-2-141-2-112 1-224-1-337 0-26 0-52 0-78l4-75z">
          <text:p/>
        </draw:path>
        <draw:path draw:style-name="gr9" draw:text-style-name="P4" draw:layer="layout" svg:width="0.261cm" svg:height="0.093cm" svg:x="3.05cm" svg:y="5.345cm" svg:viewBox="0 0 262 94" svg:d="M262 3c0 0-168 19-262 91 0 0 39-114 262-91z">
          <text:p/>
        </draw:path>
        <draw:path draw:style-name="gr10" draw:text-style-name="P5" draw:layer="layout" svg:width="0.261cm" svg:height="0.093cm" svg:x="3.05cm" svg:y="5.345cm" svg:viewBox="0 0 262 94" svg:d="M262 3c0 0-168 19-262 91 0 0 39-114 262-91z">
          <text:p/>
        </draw:path>
        <draw:path draw:style-name="gr9" draw:text-style-name="P4" draw:layer="layout" svg:width="0.262cm" svg:height="0.094cm" svg:x="2.555cm" svg:y="5.26cm" svg:viewBox="0 0 263 95" svg:d="M263 3c0 0-168 19-263 92 0 0 40-115 263-92z">
          <text:p/>
        </draw:path>
        <draw:path draw:style-name="gr10" draw:text-style-name="P5" draw:layer="layout" svg:width="0.262cm" svg:height="0.094cm" svg:x="2.555cm" svg:y="5.26cm" svg:viewBox="0 0 263 95" svg:d="M263 3c0 0-168 19-263 92 0 0 40-115 263-92z">
          <text:p/>
        </draw:path>
        <draw:frame draw:style-name="gr11" draw:text-style-name="P2" draw:layer="layout" svg:width="8.968cm" svg:height="0.48cm" svg:x="3.339cm" svg:y="3.719cm">
          <draw:text-box>
            <text:p text:style-name="P1"><text:span text:style-name="T1">to review Example 16-7 on page 260 before you begin.</text:span></text:p>
          </draw:text-box>
        </draw:frame>
        <draw:line draw:style-name="gr12" draw:text-style-name="P6" draw:layer="layout" svg:x1="6.91cm" svg:y1="7.158cm" svg:x2="6.91cm" svg:y2="6.576cm">
          <text:p/>
        </draw:line>
        <draw:path draw:style-name="gr13" draw:text-style-name="P5" draw:layer="layout" svg:width="11.145cm" svg:height="4.596cm" svg:x="7.354cm" svg:y="6.662cm" svg:viewBox="0 0 11146 4597" svg:d="M11145 4597l1-2652M3691 696v-696M0 696v-696">
          <text:p/>
        </draw:path>
        <draw:path draw:style-name="gr14" draw:text-style-name="P5" draw:layer="layout" svg:width="16.137cm" svg:height="4.584cm" svg:x="2.373cm" svg:y="6.662cm" svg:viewBox="0 0 16138 4585" svg:d="M0 3890h16138M0 4063h16138M0 4237h16138M0 4411h16138M0 4585h16138M0 0h16138M0 173h16138M0 348h16138M0 522h16138M0 696h16138M0 1945h16138M0 2119h16138M0 2293h16138M0 2466h16138M0 2640h16138">
          <text:p/>
        </draw:path>
        <draw:line draw:style-name="gr13" draw:text-style-name="P5" draw:layer="layout" svg:x1="2.373cm" svg:y1="11.258cm" svg:x2="2.373cm" svg:y2="6.662cm">
          <text:p/>
        </draw:line>
        <draw:path draw:style-name="gr8" draw:text-style-name="P3" draw:layer="layout" svg:width="0.462cm" svg:height="1.296cm" svg:x="2.482cm" svg:y="8.289cm" svg:viewBox="0 0 463 1297" svg:d="M252 655l-30-103c54-50 107-104 134-183 58-167 5-241-65-369-77 50-130 135-142 188-28 120 1 181 31 291l4 13c-91 88-184 157-184 276 0 213 203 254 249 252 24-1 46-4 67-9 40 168 52 241-89 266-19 3-49-7-49-17 0-11 76-1 82-74 5-66-30-94-86-95-52-1-86 37-87 92-3 78 86 134 178 107 126-36 99-167 76-268l-4-18c93-34 140-120 122-225-13-72-117-141-207-124zM205 567l25 93c-33 11-63 35-84 76-43 83 12 171 79 204l4-15c-59-40-68-113-27-161 12-16 29-26 47-31l62 254v4c-10 3-22 5-35 7-136 16-225-89-221-198 4-105 76-165 150-233zM332 984l-61-255c51-5 107 22 131 67 36 67 16 153-70 188zM201 476l-6-22c-24-83-35-142-6-222 25-71 58-113 122-154 9 41 62 123 10 234-32 67-75 119-120 164z">
          <text:p/>
        </draw:path>
        <draw:path draw:style-name="gr8" draw:text-style-name="P3" draw:layer="layout" svg:width="0.519cm" svg:height="0.603cm" svg:x="2.442cm" svg:y="10.546cm" svg:viewBox="0 0 520 604" svg:d="M87 134c-15-17 14-89 73-104 143-38 200 152 149 275-45 105-111 199-220 249-33 15-54 22-89 28v22c107-6 183-59 251-114 153-125 214-343 70-458-66-53-171-30-203-7-57 42-78 95-78 150 0 50 63 86 106 69 26-10 51-47 33-95-13-34-48-33-64-29-18 5-27 15-28 14zM517 263c0-21-17-40-39-40-21 0-39 15-41 37-1 23 17 46 41 46 22 0 39-21 39-43zM520 92c0-23-19-41-42-41-22 0-41 17-41 39-1 23 18 44 41 44s42-19 42-42z">
          <text:p/>
        </draw:path>
        <draw:path draw:style-name="gr8" draw:text-style-name="P3" draw:layer="layout" svg:width="0.164cm" svg:height="0.439cm" svg:x="3.061cm" svg:y="8.622cm" svg:viewBox="0 0 165 440" svg:d="M16 440h12c3-4 15-20 26-29 49-43 147-109 97-165-38-44-88-11-117 26l10-272h-44zM101 266c33 35-38 118-38 118l-35 36 5-122c13-26 41-60 68-32z">
          <text:p/>
        </draw:path>
        <draw:path draw:style-name="gr8" draw:text-style-name="P3" draw:layer="layout" svg:width="0.164cm" svg:height="0.438cm" svg:x="3.061cm" svg:y="10.741cm" svg:viewBox="0 0 165 439" svg:d="M16 439h12c3-4 15-20 26-30 49-42 147-108 97-164-38-43-88-11-117 27l10-272h-44zM101 266c33 34-38 116-38 116l-35 36 5-121c13-25 41-60 68-31z">
          <text:p/>
        </draw:path>
        <draw:path draw:style-name="gr8" draw:text-style-name="P3" draw:layer="layout" svg:width="0.296cm" svg:height="0.364cm" svg:x="3.515cm" svg:y="8.764cm" svg:viewBox="0 0 297 365" svg:d="M238 47c-5-25-64-35-93-27-57 14-65 88-65 153v58c0 33 12 114 83 118 107 6 130-131 116-157h16c12 78-32 174-133 173-95 0-164-79-162-177 1-97 64-188 157-188 59 0 104 26 116 65 11 38-5 68-13 74l-3 3c-27 23-83 8-83-42 0-31 22-46 45-46h7c6-1 14 3 12-7z">
          <text:p/>
        </draw:path>
        <draw:path draw:style-name="gr8" draw:text-style-name="P3" draw:layer="layout" svg:width="0.296cm" svg:height="0.364cm" svg:x="3.515cm" svg:y="10.731cm" svg:viewBox="0 0 297 365" svg:d="M238 47c-5-25-64-35-93-27-57 14-65 88-65 152v58c0 33 12 115 83 119 107 6 130-132 116-158h16c12 78-32 175-133 174-95 0-164-80-162-178 1-96 64-187 157-187 59 0 104 26 116 65 11 38-5 67-13 73l-3 3c-27 23-83 8-83-41 0-31 22-46 45-46h7c6-1 14 3 12-7z">
          <text:p/>
        </draw:path>
        <draw:g>
          <draw:line draw:style-name="gr12" draw:text-style-name="P6" draw:layer="layout" svg:x1="4.171cm" svg:y1="9.484cm" svg:x2="4.171cm" svg:y2="8.812cm">
            <text:p/>
          </draw:line>
          <draw:path draw:style-name="gr8" draw:text-style-name="P3" draw:layer="layout" svg:width="0.252cm" svg:height="0.211cm" svg:x="4.162cm" svg:y="8.674cm" svg:viewBox="0 0 253 212" svg:d="M222 48c17 28-20 60-71 89-40 24-96 57-116 27-23-35 30-70 69-91 21-12 94-63 118-25zM242 37c-55-97-298 16-230 136 58 105 293-19 230-136z">
            <text:p/>
          </draw:path>
        </draw:g>
        <draw:g>
          <draw:line draw:style-name="gr15" draw:text-style-name="P5" draw:layer="layout" svg:x1="4.171cm" svg:y1="9.133cm" svg:x2="4.171cm" svg:y2="8.637cm">
            <text:p/>
          </draw:line>
          <draw:path draw:style-name="gr8" draw:text-style-name="P3" draw:layer="layout" svg:width="0.252cm" svg:height="0.211cm" svg:x="4.162cm" svg:y="8.501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5" draw:text-style-name="P5" draw:layer="layout" svg:x1="4.171cm" svg:y1="11.251cm" svg:x2="4.171cm" svg:y2="10.669cm">
            <text:p/>
          </draw:line>
          <draw:path draw:style-name="gr8" draw:text-style-name="P3" draw:layer="layout" svg:width="0.252cm" svg:height="0.211cm" svg:x="4.162cm" svg:y="10.532cm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4.397cm" svg:y1="7.81cm" svg:x2="4.397cm" svg:y2="8.305cm">
            <text:p/>
          </draw:line>
          <draw:path draw:style-name="gr8" draw:text-style-name="P3" draw:layer="layout" svg:width="0.252cm" svg:height="0.211cm" svg:x="4.148cm" svg:y="8.231cm" svg:viewBox="0 0 253 212" svg:d="M31 165c-17-27 19-59 70-89 40-25 96-58 116-27 24 35-29 70-68 91-22 12-95 62-118 25zM11 175c54 97 297-14 230-136-59-104-294 19-230 136z">
            <text:p/>
          </draw:path>
        </draw:g>
        <draw:line draw:style-name="gr15" draw:text-style-name="P5" draw:layer="layout" svg:x1="4.171cm" svg:y1="7.527cm" svg:x2="4.171cm" svg:y2="7.032cm">
          <text:p/>
        </draw:line>
        <draw:path draw:style-name="gr8" draw:text-style-name="P3" draw:layer="layout" svg:width="0.462cm" svg:height="1.297cm" svg:x="2.482cm" svg:y="6.339cm" svg:viewBox="0 0 463 1298" svg:d="M252 654l-30-103c54-49 107-104 134-182 58-167 5-240-65-369-77 51-130 136-142 188-28 120 1 181 31 291l4 13c-91 88-184 156-184 276 0 214 203 254 249 253 24-1 46-5 67-10 40 169 52 242-89 267-19 3-49-7-49-17 0-11 76-1 82-74 5-67-30-94-86-96-52 0-86 38-87 92-3 79 86 135 178 108 126-36 99-167 76-269l-4-18c93-34 140-120 122-225-13-72-117-141-207-125zM205 567l25 92c-33 12-63 35-84 77-43 84 12 172 79 205l4-15c-59-40-68-113-27-163 12-15 29-25 47-30l62 254v5c-10 3-22 5-35 7-136 16-225-89-221-198 4-106 76-166 150-234zM332 985l-61-257c51-4 107 23 131 69 36 67 16 153-70 188zM201 476l-6-22c-24-83-35-142-6-222 25-72 58-112 122-153 9 41 62 121 10 233-32 66-75 118-120 164z">
          <text:p/>
        </draw:path>
        <draw:path draw:style-name="gr8" draw:text-style-name="P3" draw:layer="layout" svg:width="0.164cm" svg:height="0.439cm" svg:x="3.061cm" svg:y="6.673cm" svg:viewBox="0 0 165 440" svg:d="M16 440h12c3-4 15-20 26-29 49-43 147-108 97-165-38-43-88-11-117 27l10-273h-44zM101 267c33 35-38 117-38 117l-35 35 5-121c13-25 41-59 68-31z">
          <text:p/>
        </draw:path>
        <draw:path draw:style-name="gr8" draw:text-style-name="P3" draw:layer="layout" svg:width="0.296cm" svg:height="0.364cm" svg:x="3.515cm" svg:y="6.815cm" svg:viewBox="0 0 297 365" svg:d="M238 47c-5-26-64-35-93-27-57 14-65 87-65 152v58c0 33 12 114 83 119 107 6 130-133 116-158h16c12 78-32 175-133 174-95 0-164-79-162-178 1-96 64-187 157-187 59 0 104 26 116 65 11 38-5 67-13 73l-3 3c-27 23-83 7-83-41 0-31 22-46 45-46h7c6-1 14 2 12-7z">
          <text:p/>
        </draw:path>
        <draw:path draw:style-name="gr8" draw:text-style-name="P3" draw:layer="layout" svg:width="0.221cm" svg:height="0.179cm" svg:x="4.164cm" svg:y="6.91cm" svg:viewBox="0 0 222 180" svg:d="M54 27c-52 36-69 93-39 128 31 34 99 33 152-2 53-37 71-94 39-128-30-34-99-33-152 2z">
          <text:p/>
        </draw:path>
        <draw:path draw:style-name="gr8" draw:text-style-name="P3" draw:layer="layout" svg:width="0.221cm" svg:height="0.179cm" svg:x="6.697cm" svg:y="7.099cm" svg:viewBox="0 0 222 180" svg:d="M55 27c-53 36-71 94-40 128s99 33 151-2c53-36 72-94 39-128-30-34-98-33-150 2z">
          <text:p/>
        </draw:path>
        <draw:line draw:style-name="gr15" draw:text-style-name="P5" draw:layer="layout" svg:x1="7.915cm" svg:y1="7.07cm" svg:x2="7.915cm" svg:y2="6.488cm">
          <text:p/>
        </draw:line>
        <draw:path draw:style-name="gr8" draw:text-style-name="P3" draw:layer="layout" svg:width="0.22cm" svg:height="0.179cm" svg:x="7.704cm" svg:y="7.011cm" svg:viewBox="0 0 221 180" svg:d="M54 28c-52 36-70 93-39 127 30 34 99 32 151-3 53-35 71-92 40-126-31-36-98-35-152 2z">
          <text:p/>
        </draw:path>
        <draw:line draw:style-name="gr15" draw:text-style-name="P5" draw:layer="layout" svg:x1="8.663cm" svg:y1="7.07cm" svg:x2="8.663cm" svg:y2="6.488cm">
          <text:p/>
        </draw:line>
        <draw:path draw:style-name="gr8" draw:text-style-name="P3" draw:layer="layout" svg:width="0.22cm" svg:height="0.179cm" svg:x="8.451cm" svg:y="7.011cm" svg:viewBox="0 0 221 180" svg:d="M55 28c-53 36-71 93-40 127 32 34 100 32 152-3s70-92 39-126c-31-36-98-35-151 2z">
          <text:p/>
        </draw:path>
        <draw:polygon draw:style-name="gr8" draw:text-style-name="P3" draw:layer="layout" svg:width="0.487cm" svg:height="0.216cm" svg:x="4.761cm" svg:y="7.358cm" svg:viewBox="0 0 488 217" draw:points="0,217 488,87 488,0 0,132">
          <text:p/>
        </draw:polygon>
        <draw:path draw:style-name="gr15" draw:text-style-name="P5" draw:layer="layout" svg:width="0.486cm" svg:height="0.621cm" svg:x="4.77cm" svg:y="6.953cm" svg:viewBox="0 0 487 622" svg:d="M487 492v-492M0 622v-535">
          <text:p/>
        </draw:path>
        <draw:path draw:style-name="gr8" draw:text-style-name="P3" draw:layer="layout" svg:width="0.221cm" svg:height="0.179cm" svg:x="4.763cm" svg:y="6.919cm" svg:viewBox="0 0 222 180" svg:d="M54 28c-52 36-69 94-39 128 31 34 99 32 151-3 54-35 72-93 40-127-31-35-99-34-152 2z">
          <text:p/>
        </draw:path>
        <draw:path draw:style-name="gr8" draw:text-style-name="P3" draw:layer="layout" svg:width="0.22cm" svg:height="0.179cm" svg:x="5.249cm" svg:y="6.832cm" svg:viewBox="0 0 221 180" svg:d="M55 28c-52 36-70 93-40 127 31 34 99 32 152-2 53-36 71-93 39-127-30-35-99-35-151 2z">
          <text:p/>
        </draw:path>
        <draw:polygon draw:style-name="gr8" draw:text-style-name="P3" draw:layer="layout" svg:width="0.487cm" svg:height="0.128cm" svg:x="5.942cm" svg:y="6.488cm" svg:viewBox="0 0 488 129" draw:points="488,43 0,0 0,85 488,129">
          <text:p/>
        </draw:polygon>
        <draw:path draw:style-name="gr15" draw:text-style-name="P5" draw:layer="layout" svg:width="0.487cm" svg:height="0.577cm" svg:x="5.933cm" svg:y="6.488cm" svg:viewBox="0 0 488 578" svg:d="M0 0v491M488 43v535">
          <text:p/>
        </draw:path>
        <draw:path draw:style-name="gr8" draw:text-style-name="P3" draw:layer="layout" svg:width="0.22cm" svg:height="0.179cm" svg:x="6.206cm" svg:y="7.008cm" svg:viewBox="0 0 221 180" svg:d="M167 152c52-36 70-93 40-127-31-35-99-33-152 3-53 35-71 93-39 127 30 34 99 33 151-3z">
          <text:p/>
        </draw:path>
        <draw:path draw:style-name="gr8" draw:text-style-name="P3" draw:layer="layout" svg:width="0.22cm" svg:height="0.179cm" svg:x="5.72cm" svg:y="6.921cm" svg:viewBox="0 0 221 180" svg:d="M167 152c52-36 70-94 39-128-30-34-99-32-151 3-53 36-71 94-39 128 30 34 98 33 151-3z">
          <text:p/>
        </draw:path>
        <draw:line draw:style-name="gr15" draw:text-style-name="P5" draw:layer="layout" svg:x1="9.203cm" svg:y1="7.536cm" svg:x2="9.203cm" svg:y2="6.953cm">
          <text:p/>
        </draw:line>
        <draw:path draw:style-name="gr8" draw:text-style-name="P3" draw:layer="layout" svg:width="0.221cm" svg:height="0.179cm" svg:x="9.196cm" svg:y="6.832cm" svg:viewBox="0 0 222 180" svg:d="M54 28c-52 36-69 93-39 127 31 34 99 32 152-2 53-36 71-93 39-127-30-35-99-35-152 2z">
          <text:p/>
        </draw:path>
        <draw:path draw:style-name="gr8" draw:text-style-name="P3" draw:layer="layout" svg:width="0.086cm" svg:height="0.087cm" svg:x="9.513cm" svg:y="6.874cm" svg:viewBox="0 0 87 88" svg:d="M87 43c0-24-21-43-45-43s-42 19-42 43c0 25 20 45 44 45s43-20 43-45z">
          <text:p/>
        </draw:path>
        <draw:line draw:style-name="gr15" draw:text-style-name="P5" draw:layer="layout" svg:x1="10.667cm" svg:y1="7.065cm" svg:x2="10.667cm" svg:y2="6.483cm">
          <text:p/>
        </draw:line>
        <draw:path draw:style-name="gr8" draw:text-style-name="P3" draw:layer="layout" svg:width="0.221cm" svg:height="0.179cm" svg:x="10.455cm" svg:y="7.006cm" svg:viewBox="0 0 222 180" svg:d="M55 29c-52 35-71 92-40 126s99 33 151-2c54-36 72-93 39-128-30-34-98-33-150 4z">
          <text:p/>
        </draw:path>
        <draw:path draw:style-name="gr8" draw:text-style-name="P3" draw:layer="layout" svg:width="0.193cm" svg:height="0.554cm" svg:x="10.659cm" svg:y="6.485cm" svg:viewBox="0 0 194 555" svg:d="M0 0v207l8 2c67 14 115 44 147 108 21 40 25 122 9 202l-7 32 16 4 8-29c17-63 20-145-8-210-28-70-88-118-127-166-27-35-27-81-27-135v-15z">
          <text:p/>
        </draw:path>
        <draw:path draw:style-name="gr8" draw:text-style-name="P3" draw:layer="layout" svg:width="0.181cm" svg:height="1.326cm" svg:x="2.086cm" svg:y="9.919cm" svg:viewBox="0 0 182 1327" svg:d="M52 0h-46l6 9c32 34 64 73 81 128 9 31 15 52 15 87 0 25-3 40-5 64-6 55-16 90-30 143-15 59-38 108-49 150-16 69-24 107-24 176 0 38 5 60 8 96 6 52 18 83 28 137 8 35 22 82 39 133 21 65 49 136 66 163 10 18 22 45 39 40 9-1-15-43-24-68-14-39-24-65-35-105-15-58-27-100-36-163-9-70-12-122-12-185 0-18 3-33 5-51 3-33 7-55 15-88 6-28 9-19 24-75 12-46 22-71 31-118 14-67 24-107 24-176 0-75-13-123-46-188-21-42-60-94-70-100z">
          <text:p/>
        </draw:path>
        <draw:path draw:style-name="gr8" draw:text-style-name="P3" draw:layer="layout" svg:width="0.182cm" svg:height="1.326cm" svg:x="2.086cm" svg:y="8.605cm" svg:viewBox="0 0 183 1327" svg:d="M53 1327h-47l6-9c32-33 64-72 81-127 9-31 15-52 15-87 0-25-3-40-5-64-6-55-16-90-30-143-15-59-38-108-49-150-16-69-24-107-24-176 0-37 5-60 8-96 6-52 18-83 28-137 8-35 22-82 39-133 21-64 49-136 66-163 10-18 22-46 40-41 8 1-16 44-25 69-14 39-24 65-35 105-15 58-27 100-36 163-9 70-12 122-12 185 0 18 3 33 5 51 3 33 7 55 15 88 6 28 9 19 24 75 12 46 22 71 31 118 14 67 24 107 24 176 0 75-13 123-46 188-21 42-60 93-70 99z">
          <text:p/>
        </draw:path>
        <draw:path draw:style-name="gr13" draw:text-style-name="P5" draw:layer="layout" svg:width="7.382cm" svg:height="4.584cm" svg:x="7.354cm" svg:y="6.662cm" svg:viewBox="0 0 7383 4585" svg:d="M7383 4585v-2640M3691 4585v-2640M0 4585v-2640M7383 696v-696">
          <text:p/>
        </draw:path>
        <draw:line draw:style-name="gr15" draw:text-style-name="P5" draw:layer="layout" svg:x1="11.607cm" svg:y1="7.155cm" svg:x2="11.607cm" svg:y2="6.573cm">
          <text:p/>
        </draw:line>
        <draw:path draw:style-name="gr8" draw:text-style-name="P3" draw:layer="layout" svg:width="0.22cm" svg:height="0.179cm" svg:x="11.395cm" svg:y="7.096cm" svg:viewBox="0 0 221 180" svg:d="M54 28c-52 35-70 93-39 128 31 34 99 32 152-3 52-36 70-94 39-128s-99-33-152 3z">
          <text:p/>
        </draw:path>
        <draw:line draw:style-name="gr15" draw:text-style-name="P5" draw:layer="layout" svg:x1="12.354cm" svg:y1="7.155cm" svg:x2="12.354cm" svg:y2="6.573cm">
          <text:p/>
        </draw:line>
        <draw:path draw:style-name="gr8" draw:text-style-name="P3" draw:layer="layout" svg:width="0.221cm" svg:height="0.179cm" svg:x="12.142cm" svg:y="7.096cm" svg:viewBox="0 0 222 180" svg:d="M54 28c-52 35-70 93-39 128 31 34 100 32 152-3 53-36 71-94 39-128-31-34-98-33-152 3z">
          <text:p/>
        </draw:path>
        <draw:line draw:style-name="gr15" draw:text-style-name="P5" draw:layer="layout" svg:x1="12.894cm" svg:y1="7.557cm" svg:x2="12.894cm" svg:y2="7.04cm">
          <text:p/>
        </draw:line>
        <draw:path draw:style-name="gr8" draw:text-style-name="P3" draw:layer="layout" svg:width="0.22cm" svg:height="0.179cm" svg:x="12.888cm" svg:y="6.919cm" svg:viewBox="0 0 221 180" svg:d="M54 28c-52 36-70 94-39 128 30 34 98 32 150-3 54-35 72-93 40-127-31-35-98-34-151 2z">
          <text:p/>
        </draw:path>
        <draw:path draw:style-name="gr8" draw:text-style-name="P3" draw:layer="layout" svg:width="0.087cm" svg:height="0.087cm" svg:x="13.204cm" svg:y="6.874cm" svg:viewBox="0 0 88 88" svg:d="M88 43c0-24-22-43-46-43-23 0-42 19-42 43 0 25 20 45 44 45s44-20 44-45z">
          <text:p/>
        </draw:path>
        <draw:line draw:style-name="gr15" draw:text-style-name="P5" draw:layer="layout" svg:x1="14.358cm" svg:y1="7.152cm" svg:x2="14.358cm" svg:y2="6.57cm">
          <text:p/>
        </draw:line>
        <draw:path draw:style-name="gr8" draw:text-style-name="P3" draw:layer="layout" svg:width="0.22cm" svg:height="0.179cm" svg:x="14.147cm" svg:y="7.093cm" svg:viewBox="0 0 221 180" svg:d="M55 27c-53 36-71 94-40 128s100 33 151-2c53-37 71-94 40-128s-98-33-151 2z">
          <text:p/>
        </draw:path>
        <draw:path draw:style-name="gr8" draw:text-style-name="P3" draw:layer="layout" svg:width="0.192cm" svg:height="0.554cm" svg:x="14.351cm" svg:y="6.572cm" svg:viewBox="0 0 193 555" svg:d="M0 0v207l7 1c67 15 115 45 149 109 20 41 24 123 8 202l-7 32 17 4 7-29c16-63 19-145-7-210-29-70-90-118-128-166-27-35-27-81-27-135v-15z">
          <text:p/>
        </draw:path>
        <draw:line draw:style-name="gr13" draw:text-style-name="P5" draw:layer="layout" svg:x1="18.513cm" svg:y1="7.357cm" svg:x2="18.513cm" svg:y2="6.662cm">
          <text:p/>
        </draw:line>
        <draw:line draw:style-name="gr15" draw:text-style-name="P5" draw:layer="layout" svg:x1="15.298cm" svg:y1="7.242cm" svg:x2="15.298cm" svg:y2="6.66cm">
          <text:p/>
        </draw:line>
        <draw:path draw:style-name="gr8" draw:text-style-name="P3" draw:layer="layout" svg:width="0.221cm" svg:height="0.179cm" svg:x="15.086cm" svg:y="7.183cm" svg:viewBox="0 0 222 180" svg:d="M54 29c-52 35-69 92-39 126 31 34 99 33 151-2 54-36 72-93 40-128-32-34-99-33-152 4z">
          <text:p/>
        </draw:path>
        <draw:line draw:style-name="gr15" draw:text-style-name="P5" draw:layer="layout" svg:x1="16.045cm" svg:y1="7.242cm" svg:x2="16.045cm" svg:y2="6.66cm">
          <text:p/>
        </draw:line>
        <draw:path draw:style-name="gr8" draw:text-style-name="P3" draw:layer="layout" svg:width="0.22cm" svg:height="0.179cm" svg:x="15.834cm" svg:y="7.183cm" svg:viewBox="0 0 221 180" svg:d="M55 29c-52 35-70 92-40 126 31 34 99 33 152-2 53-36 71-93 39-128-30-34-99-33-151 4z">
          <text:p/>
        </draw:path>
        <draw:line draw:style-name="gr15" draw:text-style-name="P5" draw:layer="layout" svg:x1="16.776cm" svg:y1="6.488cm" svg:x2="16.776cm" svg:y2="7.07cm">
          <text:p/>
        </draw:line>
        <draw:path draw:style-name="gr8" draw:text-style-name="P3" draw:layer="layout" svg:width="0.22cm" svg:height="0.179cm" svg:x="16.562cm" svg:y="7.013cm" svg:viewBox="0 0 221 180" svg:d="M167 152c52-36 70-93 39-127-30-35-98-33-150 3-54 36-72 93-41 127s99 33 152-3z">
          <text:p/>
        </draw:path>
        <draw:path draw:style-name="gr8" draw:text-style-name="P3" draw:layer="layout" svg:width="0.087cm" svg:height="0.087cm" svg:x="16.895cm" svg:y="7.052cm" svg:viewBox="0 0 88 88" svg:d="M88 44c0-25-20-44-44-44s-44 19-44 44c0 24 22 44 45 44 24 0 43-20 43-44z">
          <text:p/>
        </draw:path>
        <draw:line draw:style-name="gr15" draw:text-style-name="P5" draw:layer="layout" svg:x1="18.05cm" svg:y1="7.239cm" svg:x2="18.05cm" svg:y2="6.657cm">
          <text:p/>
        </draw:line>
        <draw:path draw:style-name="gr8" draw:text-style-name="P3" draw:layer="layout" svg:width="0.221cm" svg:height="0.179cm" svg:x="17.838cm" svg:y="7.18cm" svg:viewBox="0 0 222 180" svg:d="M54 27c-52 37-70 94-39 128s100 33 152-2c53-36 70-93 39-128-31-34-98-33-152 2z">
          <text:p/>
        </draw:path>
        <draw:path draw:style-name="gr8" draw:text-style-name="P3" draw:layer="layout" svg:width="0.193cm" svg:height="0.554cm" svg:x="18.042cm" svg:y="6.659cm" svg:viewBox="0 0 194 555" svg:d="M0 0v207l8 1c66 15 116 45 148 109 20 40 25 123 9 201l-7 33 16 4 8-29c16-63 18-145-8-209-28-71-90-119-128-167-27-35-27-81-27-135v-15z">
          <text:p/>
        </draw:path>
        <draw:line draw:style-name="gr14" draw:text-style-name="P5" draw:layer="layout" svg:x1="4.093cm" svg:y1="8.425cm" svg:x2="4.468cm" svg:y2="8.425cm">
          <text:p/>
        </draw:line>
        <draw:line draw:style-name="gr15" draw:text-style-name="P5" draw:layer="layout" svg:x1="4.813cm" svg:y1="13.849cm" svg:x2="4.813cm" svg:y2="13.267cm">
          <text:p/>
        </draw:line>
        <draw:path draw:style-name="gr13" draw:text-style-name="P5" draw:layer="layout" svg:width="11.319cm" svg:height="4.596cm" svg:x="7.18cm" svg:y="13.008cm" svg:viewBox="0 0 11320 4597" svg:d="M11319 4597l1-2653M4212 695v-695M0 695v-695">
          <text:p/>
        </draw:path>
        <draw:path draw:style-name="gr14" draw:text-style-name="P5" draw:layer="layout" svg:width="16.137cm" svg:height="4.584cm" svg:x="2.373cm" svg:y="13.008cm" svg:viewBox="0 0 16138 4585" svg:d="M0 3890h16138M0 4064h16138M0 4237h16138M0 4411h16138M0 4585h16138M0 0h16138M0 174h16138M0 347h16138M0 521h16138M0 695h16138M0 1944h16138M0 2118h16138M0 2292h16138M0 2466h16138M0 2639h16138">
          <text:p/>
        </draw:path>
        <draw:line draw:style-name="gr13" draw:text-style-name="P5" draw:layer="layout" svg:x1="2.373cm" svg:y1="17.604cm" svg:x2="2.373cm" svg:y2="13.008cm">
          <text:p/>
        </draw:line>
        <draw:path draw:style-name="gr8" draw:text-style-name="P3" draw:layer="layout" svg:width="0.462cm" svg:height="1.296cm" svg:x="2.482cm" svg:y="14.635cm" svg:viewBox="0 0 463 1297" svg:d="M252 655l-30-103c54-50 107-104 134-182 58-168 5-242-65-370-77 50-130 135-142 187-28 121 1 183 31 292l4 13c-91 89-184 157-184 276 0 213 203 254 249 252 24-1 46-4 67-9 40 168 52 242-89 266-19 4-49-6-49-17s76-1 82-74c5-66-30-93-86-95-52-1-86 37-87 92-3 78 86 134 178 107 126-36 99-167 76-268l-4-18c93-34 140-120 122-225-13-71-117-140-207-124zM205 567l25 93c-33 11-63 35-84 77-43 82 12 171 79 203l4-14c-59-40-68-114-27-162 12-15 29-26 47-31l62 254v4c-10 4-22 5-35 7-136 16-225-89-221-198 4-104 76-165 150-233zM332 984l-61-255c51-4 107 22 131 67 36 67 16 153-70 188zM201 476l-6-21c-24-84-35-143-6-224 25-71 58-112 122-153 9 41 62 122 10 234-32 67-75 119-120 164z">
          <text:p/>
        </draw:path>
        <draw:path draw:style-name="gr8" draw:text-style-name="P3" draw:layer="layout" svg:width="0.519cm" svg:height="0.602cm" svg:x="2.442cm" svg:y="16.892cm" svg:viewBox="0 0 520 603" svg:d="M87 133c-15-17 14-89 73-104 143-38 200 152 149 276-45 105-111 199-220 249-33 15-54 22-89 28v21c107-6 183-58 251-112 153-126 214-345 70-460-66-51-171-30-203-6-57 41-78 94-78 150 0 49 63 86 106 68 26-10 51-46 33-95-13-34-48-33-64-29-18 5-27 15-28 14zM517 262c0-21-17-40-39-40-21 0-39 16-41 37-1 25 17 47 41 47 22 0 39-21 39-44zM520 91c0-23-19-41-42-41-22 0-41 17-41 39-1 23 18 44 41 44s42-19 42-42z">
          <text:p/>
        </draw:path>
        <draw:path draw:style-name="gr8" draw:text-style-name="P3" draw:layer="layout" svg:width="0.164cm" svg:height="0.438cm" svg:x="3.061cm" svg:y="14.969cm" svg:viewBox="0 0 165 439" svg:d="M16 439h12c3-4 15-19 26-29 49-42 147-108 97-164-38-44-88-11-117 26l10-272h-44zM101 266c33 35-38 117-38 117l-35 36 5-121c13-26 41-60 68-32z">
          <text:p/>
        </draw:path>
        <draw:path draw:style-name="gr8" draw:text-style-name="P3" draw:layer="layout" svg:width="0.163cm" svg:height="0.438cm" svg:x="3.061cm" svg:y="17.087cm" svg:viewBox="0 0 164 439" svg:d="M15 439h12c4-4 16-19 27-29 48-42 146-108 97-164-39-44-89-11-117 26l10-272h-44zM101 267c33 34-38 116-38 116l-36 36 5-121c13-26 42-60 69-31z">
          <text:p/>
        </draw:path>
        <draw:path draw:style-name="gr8" draw:text-style-name="P3" draw:layer="layout" svg:width="0.462cm" svg:height="1.296cm" svg:x="2.482cm" svg:y="12.686cm" svg:viewBox="0 0 463 1297" svg:d="M252 654l-30-103c54-50 107-104 134-183 58-167 5-240-65-368-77 50-130 135-142 187-28 120 1 181 31 291l4 13c-91 89-184 157-184 276 0 214 203 255 249 253 24-1 46-4 67-9 40 168 52 241-89 266-19 4-49-7-49-17 0-11 76-1 82-74 5-66-30-94-86-95-52-1-86 37-87 92-3 78 86 134 178 107 126-36 99-167 76-268l-4-18c93-34 140-121 122-226-13-72-117-141-207-124zM205 566l25 93c-33 11-63 35-84 76-43 83 12 172 79 205l4-15c-59-41-68-114-27-162 12-16 29-26 47-31l62 255v4c-10 3-22 5-35 7-136 16-225-90-221-199 4-105 76-165 150-233zM332 984l-61-256c51-5 107 22 131 67 36 67 16 154-70 189zM201 475l-6-21c-24-84-35-143-6-223 25-71 58-112 122-153 9 41 62 122 10 233-32 67-75 119-120 164z">
          <text:p/>
        </draw:path>
        <draw:path draw:style-name="gr8" draw:text-style-name="P3" draw:layer="layout" svg:width="0.164cm" svg:height="0.439cm" svg:x="3.061cm" svg:y="13.019cm" svg:viewBox="0 0 165 440" svg:d="M16 440h12c3-4 15-20 26-29 49-43 147-109 97-165-38-44-88-11-117 26l10-272h-44zM101 266c33 35-38 118-38 118l-35 36 5-122c13-26 41-60 68-32z">
          <text:p/>
        </draw:path>
        <draw:path draw:style-name="gr8" draw:text-style-name="P3" draw:layer="layout" svg:width="0.221cm" svg:height="0.179cm" svg:x="4.601cm" svg:y="13.79cm" svg:viewBox="0 0 222 180" svg:d="M54 28c-52 36-69 93-39 127 31 35 99 34 152-2s71-93 39-127c-31-35-99-34-152 2z">
          <text:p/>
        </draw:path>
        <draw:line draw:style-name="gr15" draw:text-style-name="P5" draw:layer="layout" svg:x1="5.742cm" svg:y1="13.849cm" svg:x2="5.742cm" svg:y2="13.267cm">
          <text:p/>
        </draw:line>
        <draw:path draw:style-name="gr8" draw:text-style-name="P3" draw:layer="layout" svg:width="0.22cm" svg:height="0.179cm" svg:x="5.531cm" svg:y="13.79cm" svg:viewBox="0 0 221 180" svg:d="M54 28c-52 36-70 93-39 127 30 35 100 34 151-2 53-36 71-93 40-127-31-35-98-34-152 2z">
          <text:p/>
        </draw:path>
        <draw:polygon draw:style-name="gr8" draw:text-style-name="P3" draw:layer="layout" svg:width="0.486cm" svg:height="0.086cm" svg:x="3.77cm" svg:y="13.268cm" svg:viewBox="0 0 487 87" draw:points="487,0 0,0 0,87 487,87">
          <text:p/>
        </draw:polygon>
        <draw:path draw:style-name="gr15" draw:text-style-name="P5" draw:layer="layout" svg:width="0.487cm" svg:height="0.577cm" svg:x="3.761cm" svg:y="13.268cm" svg:viewBox="0 0 488 578" svg:d="M0 0v578M488 0v578">
          <text:p/>
        </draw:path>
        <draw:path draw:style-name="gr8" draw:text-style-name="P3" draw:layer="layout" svg:width="0.706cm" svg:height="0.179cm" svg:x="3.548cm" svg:y="13.788cm" svg:viewBox="0 0 707 180" svg:d="M166 152c52-36 70-93 39-127-30-35-99-33-150 2-53 36-71 93-40 127 31 35 98 35 151-2zM653 152c52-36 70-93 39-127-30-35-98-33-150 2-53 36-71 93-39 127 30 35 97 35 150-2z">
          <text:p/>
        </draw:path>
        <draw:polygon draw:style-name="gr8" draw:text-style-name="P3" draw:layer="layout" svg:width="0.486cm" svg:height="0.137cm" svg:x="13.677cm" svg:y="12.96cm" svg:viewBox="0 0 487 138" draw:points="487,52 0,0 0,85 487,138">
          <text:p/>
        </draw:polygon>
        <draw:path draw:style-name="gr15" draw:text-style-name="P5" draw:layer="layout" svg:width="0.487cm" svg:height="0.621cm" svg:x="13.668cm" svg:y="12.96cm" svg:viewBox="0 0 488 622" svg:d="M0 0v544M488 52v570">
          <text:p/>
        </draw:path>
        <draw:path draw:style-name="gr8" draw:text-style-name="P3" draw:layer="layout" svg:width="0.22cm" svg:height="0.179cm" svg:x="13.941cm" svg:y="13.524cm" svg:viewBox="0 0 221 180" svg:d="M167 152c52-36 70-94 39-128-30-34-98-32-150 3-54 36-72 94-40 128 31 34 98 33 151-3z">
          <text:p/>
        </draw:path>
        <draw:path draw:style-name="gr8" draw:text-style-name="P3" draw:layer="layout" svg:width="0.22cm" svg:height="0.179cm" svg:x="13.455cm" svg:y="13.445cm" svg:viewBox="0 0 221 180" svg:d="M167 152c52-36 70-93 39-127-30-35-99-33-152 2-52 36-70 93-39 127 31 35 99 35 152-2z">
          <text:p/>
        </draw:path>
        <draw:path draw:style-name="gr8" draw:text-style-name="P3" draw:layer="layout" svg:width="0.181cm" svg:height="1.326cm" svg:x="2.086cm" svg:y="16.265cm" svg:viewBox="0 0 182 1327" svg:d="M52 0h-46l6 9c32 33 64 72 81 127 9 32 15 53 15 87 0 25-3 40-5 64-6 56-16 91-30 145-15 58-38 107-49 149-16 69-24 108-24 176 0 38 5 60 8 96 6 52 18 84 28 137 8 35 22 83 39 133 21 65 49 136 66 163 10 18 22 45 39 41 9-2-15-44-24-69-14-39-24-64-35-105-15-58-27-100-36-163-9-70-12-122-12-185 0-18 3-33 5-51 3-33 7-55 15-88 6-28 9-19 24-74 12-47 22-72 31-119 14-67 24-107 24-177 0-75-13-122-46-188-21-42-60-93-70-99z">
          <text:p/>
        </draw:path>
        <draw:path draw:style-name="gr8" draw:text-style-name="P3" draw:layer="layout" svg:width="0.182cm" svg:height="1.326cm" svg:x="2.086cm" svg:y="14.951cm" svg:viewBox="0 0 183 1327" svg:d="M53 1327h-47l6-9c32-33 64-71 81-127 9-31 15-52 15-86 0-26-3-41-5-65-6-55-16-89-30-143-15-58-38-108-49-150-16-68-24-107-24-176 0-37 5-60 8-95 6-53 18-84 28-138 8-34 22-83 39-134 21-64 49-136 66-163 10-18 22-45 40-40 8 1-16 43-25 68-14 39-24 65-35 105-15 58-27 100-36 164-9 70-12 123-12 185 0 18 3 33 5 51 3 33 7 55 15 88 6 29 9 20 24 75 12 46 22 72 31 118 14 67 24 108 24 176 0 75-13 123-46 189-21 41-60 92-70 98z">
          <text:p/>
        </draw:path>
        <draw:path draw:style-name="gr13" draw:text-style-name="P5" draw:layer="layout" svg:width="11.333cm" svg:height="4.596cm" svg:x="7.18cm" svg:y="13.008cm" svg:viewBox="0 0 11334 4597" svg:d="M11238 695v-695M11223 4597l1-2653M11334 695v-695M8251 4585v-2641M4212 4585v-2641M0 4585v-2641M8251 695v-695">
          <text:p/>
        </draw:path>
        <draw:path draw:style-name="gr8" draw:text-style-name="P3" draw:layer="layout" svg:width="0.178cm" svg:height="0.539cm" svg:x="6.462cm" svg:y="13.081cm" svg:viewBox="0 0 179 540" svg:d="M22 0l-17 12 35 55c12 18 26 30 23 54-2 21-11 33-18 53l-34 95 86 98-10-1c-30-2-66 5-76 20-37 49 33 118 55 140l14 14 13-14-6-6c-26-27-40-64-14-89 19-19 57-22 86-4l9 6 11-11-59-66c-15-17-32-33-33-53-2-18 10-40 16-59l26-78z">
          <text:p/>
        </draw:path>
        <draw:path draw:style-name="gr14" draw:text-style-name="P5" draw:layer="layout" svg:width="2.363cm" svg:height="0cm" svg:x="3.464cm" svg:y="13.877cm" svg:viewBox="0 0 2364 0" svg:d="M1989 0h375M1049 0h375M490 0h375M0 0h375">
          <text:p/>
        </draw:path>
        <draw:line draw:style-name="gr15" draw:text-style-name="P5" draw:layer="layout" svg:x1="8.605cm" svg:y1="13.849cm" svg:x2="8.605cm" svg:y2="13.267cm">
          <text:p/>
        </draw:line>
        <draw:path draw:style-name="gr8" draw:text-style-name="P3" draw:layer="layout" svg:width="0.22cm" svg:height="0.179cm" svg:x="8.393cm" svg:y="13.79cm" svg:viewBox="0 0 221 180" svg:d="M55 28c-52 36-70 93-40 127 31 35 100 34 152-2 53-36 71-93 39-127-30-35-98-34-151 2z">
          <text:p/>
        </draw:path>
        <draw:line draw:style-name="gr15" draw:text-style-name="P5" draw:layer="layout" svg:x1="9.535cm" svg:y1="13.849cm" svg:x2="9.535cm" svg:y2="13.267cm">
          <text:p/>
        </draw:line>
        <draw:path draw:style-name="gr8" draw:text-style-name="P3" draw:layer="layout" svg:width="0.221cm" svg:height="0.179cm" svg:x="9.323cm" svg:y="13.79cm" svg:viewBox="0 0 222 180" svg:d="M55 28c-53 36-71 93-40 127 32 35 100 34 152-2 53-36 70-93 39-127-31-35-98-34-151 2z">
          <text:p/>
        </draw:path>
        <draw:polygon draw:style-name="gr8" draw:text-style-name="P3" draw:layer="layout" svg:width="0.487cm" svg:height="0.086cm" svg:x="7.562cm" svg:y="13.268cm" svg:viewBox="0 0 488 87" draw:points="488,0 0,0 0,87 488,87">
          <text:p/>
        </draw:polygon>
        <draw:path draw:style-name="gr15" draw:text-style-name="P5" draw:layer="layout" svg:width="0.486cm" svg:height="0.577cm" svg:x="7.554cm" svg:y="13.268cm" svg:viewBox="0 0 487 578" svg:d="M0 0v578M487 0v578">
          <text:p/>
        </draw:path>
        <draw:path draw:style-name="gr8" draw:text-style-name="P3" draw:layer="layout" svg:width="0.707cm" svg:height="0.179cm" svg:x="7.34cm" svg:y="13.788cm" svg:viewBox="0 0 708 180" svg:d="M167 152c52-36 70-93 40-127-31-35-99-33-152 2-53 36-71 93-39 127 30 35 99 35 151-2zM654 152c52-36 69-93 39-127-31-35-99-33-151 2-53 36-71 93-39 127 30 35 98 35 151-2z">
          <text:p/>
        </draw:path>
        <draw:path draw:style-name="gr8" draw:text-style-name="P3" draw:layer="layout" svg:width="0.178cm" svg:height="0.539cm" svg:x="10.254cm" svg:y="13.081cm" svg:viewBox="0 0 179 540" svg:d="M22 0l-18 12 35 55c12 18 26 30 24 54-3 21-12 33-19 53l-33 95 86 98-10-1c-31-2-66 5-77 20-36 49 33 118 55 140l14 14 14-14-6-6c-27-27-40-64-14-89 18-19 57-22 86-4l10 6 10-11-59-66c-15-17-32-33-34-53-2-18 11-40 18-59l25-78z">
          <text:p/>
        </draw:path>
        <draw:path draw:style-name="gr14" draw:text-style-name="P5" draw:layer="layout" svg:width="2.364cm" svg:height="0cm" svg:x="7.256cm" svg:y="13.877cm" svg:viewBox="0 0 2365 0" svg:d="M1989 0h376M1049 0h375M490 0h376M0 0h375">
          <text:p/>
        </draw:path>
        <draw:line draw:style-name="gr15" draw:text-style-name="P5" draw:layer="layout" svg:x1="11.82cm" svg:y1="13.849cm" svg:x2="11.82cm" svg:y2="13.267cm">
          <text:p/>
        </draw:line>
        <draw:path draw:style-name="gr8" draw:text-style-name="P3" draw:layer="layout" svg:width="0.22cm" svg:height="0.179cm" svg:x="11.609cm" svg:y="13.79cm" svg:viewBox="0 0 221 180" svg:d="M54 28c-52 36-70 93-39 127 30 35 99 34 151-2 53-36 71-93 40-127-31-35-99-34-152 2z">
          <text:p/>
        </draw:path>
        <draw:line draw:style-name="gr15" draw:text-style-name="P5" draw:layer="layout" svg:x1="12.75cm" svg:y1="13.849cm" svg:x2="12.75cm" svg:y2="13.267cm">
          <text:p/>
        </draw:line>
        <draw:path draw:style-name="gr8" draw:text-style-name="P3" draw:layer="layout" svg:width="0.22cm" svg:height="0.179cm" svg:x="12.538cm" svg:y="13.79cm" svg:viewBox="0 0 221 180" svg:d="M55 28c-52 36-70 93-40 127 31 35 100 34 152-2 53-36 71-93 39-127-30-35-99-34-151 2z">
          <text:p/>
        </draw:path>
        <draw:polygon draw:style-name="gr8" draw:text-style-name="P3" draw:layer="layout" svg:width="0.186cm" svg:height="0.09cm" svg:x="17.169cm" svg:y="13.266cm" svg:viewBox="0 0 187 91" draw:points="184,0 0,5 2,91 187,86">
          <text:p/>
        </draw:polygon>
        <draw:path draw:style-name="gr8" draw:text-style-name="P3" draw:layer="layout" svg:width="0.177cm" svg:height="0.539cm" svg:x="16.496cm" svg:y="13.081cm" svg:viewBox="0 0 178 540" svg:d="M21 0l-17 12 35 55c11 18 27 30 24 54-2 21-13 33-19 53l-34 95 87 98-10-1c-31-2-67 5-77 20-36 49 33 118 56 140l14 14 13-14-6-6c-26-27-41-64-14-89 18-19 57-22 86-4l9 6 10-11-58-66c-15-17-32-33-34-53-1-18 11-40 17-59l26-78z">
          <text:p/>
        </draw:path>
        <draw:path draw:style-name="gr14" draw:text-style-name="P5" draw:layer="layout" svg:width="1.315cm" svg:height="0cm" svg:x="11.52cm" svg:y="13.877cm" svg:viewBox="0 0 1316 0" svg:d="M940 0h376M0 0h376">
          <text:p/>
        </draw:path>
        <draw:line draw:style-name="gr15" draw:text-style-name="P5" draw:layer="layout" svg:x1="14.711cm" svg:y1="13.675cm" svg:x2="14.711cm" svg:y2="13.093cm">
          <text:p/>
        </draw:line>
        <draw:path draw:style-name="gr8" draw:text-style-name="P3" draw:layer="layout" svg:width="0.221cm" svg:height="0.18cm" svg:x="14.499cm" svg:y="13.616cm" svg:viewBox="0 0 222 181" svg:d="M54 29c-52 35-69 93-39 127 31 35 99 33 152-3s71-93 39-127c-31-35-99-34-152 3z">
          <text:p/>
        </draw:path>
        <draw:line draw:style-name="gr15" draw:text-style-name="P5" draw:layer="layout" svg:x1="16.021cm" svg:y1="13.588cm" svg:x2="16.021cm" svg:y2="13.006cm">
          <text:p/>
        </draw:line>
        <draw:path draw:style-name="gr8" draw:text-style-name="P3" draw:layer="layout" svg:width="0.22cm" svg:height="0.179cm" svg:x="15.809cm" svg:y="13.529cm" svg:viewBox="0 0 221 180" svg:d="M54 28c-52 36-70 94-39 128 30 34 99 32 152-3 52-36 70-94 39-128s-99-33-152 3z">
          <text:p/>
        </draw:path>
        <draw:path draw:style-name="gr8" draw:text-style-name="P3" draw:layer="layout" svg:width="0.413cm" svg:height="0.195cm" svg:x="4.201cm" svg:y="6.074cm" svg:viewBox="0 0 414 196" svg:d="M220 168c0 19-9 19-20 20v4h63v-4c-10-1-19-1-19-15v-80c0-1 13-16 32-16 15 0 19 11 19 29v62c0 18-6 19-19 20v4h63v-4c-11-1-20-2-20-23v-71c6-10 16-17 31-17 21 0 21 16 21 31v59c0 18-4 19-19 21v4h62v-4l-7-1c-13-2-12-10-12-17v-58c0-21-4-50-34-50-22 0-39 17-45 24-3-12-12-24-30-24-15 0-27 9-44 22v-21l-2-1c-13 5-26 9-39 13v5c2-1 5-2 9-2 5 0 10 1 10 18zM192 92h-73v5c20 1 26 2 26 25v46c0 10-21 16-40 16-44 0-73-31-73-82 0-73 41-91 68-91 41 0 55 29 63 50h7l-3-61h-6c-2 8-11 9-13 9-9 0-23-9-52-9-59 0-96 48-96 96 0 37 8 53 23 70 20 21 52 30 80 30 31 0 69-17 69-21v-56c0-20 7-21 20-22z">
          <text:p/>
        </draw:path>
        <draw:path draw:style-name="gr8" draw:text-style-name="P3" draw:layer="layout" svg:width="1.281cm" svg:height="0.195cm" svg:x="4.691cm" svg:y="6.074cm" svg:viewBox="0 0 1282 196" svg:d="M1278 65l-3-65h-5c-3 9-12 9-13 9-7 0-25-9-50-9-49 0-96 34-96 98 0 71 49 98 94 98 52 0 76-36 77-36l-5-5c-9 8-29 28-64 28-36 0-69-24-69-84 0-41 12-59 23-70 12-12 28-18 42-18 35 0 55 23 63 54zM121 4h-104l-5 12-12 30 5 3c10-16 15-24 33-24h61l-56 169h19l59-185z">
          <text:p/>
        </draw:path>
        <draw:path draw:style-name="gr8" draw:text-style-name="P3" draw:layer="layout" svg:width="0.121cm" svg:height="0.189cm" svg:x="5.987cm" svg:y="6.078cm" svg:viewBox="0 0 122 190" svg:d="M122 0h-104l-5 12-13 30 6 3c9-16 14-24 33-24h61l-56 169h18l60-185z">
          <text:p/>
        </draw:path>
        <draw:path draw:style-name="gr8" draw:text-style-name="P3" draw:layer="layout" svg:width="0.531cm" svg:height="0.189cm" svg:x="7.692cm" svg:y="6.078cm" svg:viewBox="0 0 532 190" svg:d="M532 0h-104l-5 12-12 30 5 3c9-16 15-24 33-24h61l-56 169h19l59-185zM398 0h-56l-62 143-65-143h-56v5c21 2 26 4 26 26v115c0 31-5 35-27 36v6h66v-6c-20 0-26-7-26-36v-112l71 154h4l71-162h1v128c0 23-4 27-26 28v6h79v-6c-18-1-24-3-24-25v-126c0-23 6-24 24-26zM133 123v-66h-7c-2 21-7 27-31 27h-41v-64c0-8 3-9 10-9h38c31 0 39 4 43 30h7l-1-41h-151v5c19 2 26 3 26 26v123c0 23-4 27-26 28v6h80v-6c-20 0-26-4-26-25v-62l41 1c22 0 28 3 31 27z">
          <text:p/>
        </draw:path>
        <draw:path draw:style-name="gr8" draw:text-style-name="P3" draw:layer="layout" svg:width="0.418cm" svg:height="0.187cm" svg:x="15.066cm" svg:y="6.078cm" svg:viewBox="0 0 419 188" svg:d="M225 164c0 19-9 19-20 20v4h63v-4c-10-1-19-1-19-15v-81c0-1 13-16 32-16 15 0 19 11 19 29v62c0 19-6 20-19 21v4h64v-4c-12-1-21-2-21-23v-72c6-10 16-17 31-17 21 0 21 16 21 31v60c0 18-4 19-19 21v4h62v-4l-7-1c-12-2-12-10-12-17v-59c0-21-4-50-33-50-23 0-40 17-46 24-3-12-12-24-30-24-15 0-27 9-44 22v-21l-1-1c-13 5-27 9-40 13v5c2-1 5-2 9-2 5 0 10 1 10 18zM54 21c0-5 0-11 13-11 36 0 52 8 65 20 20 18 27 41 27 64 0 83-70 83-88 83-14 0-17-2-17-11zM0 188h81c87 0 109-57 109-94 0-63-46-94-113-94h-77v5c22 2 25 5 25 26v126c0 20-3 24-25 25z">
          <text:p/>
        </draw:path>
        <draw:path draw:style-name="gr8" draw:text-style-name="P3" draw:layer="layout" svg:width="1.261cm" svg:height="0.195cm" svg:x="15.491cm" svg:y="6.074cm" svg:viewBox="0 0 1262 196" svg:d="M1262 92h-72v5c19 1 25 2 25 25v46c0 10-20 16-39 16-43 0-73-31-73-83 0-72 42-90 68-90 40 0 55 29 62 50h7l-3-61h-6c-1 8-11 9-13 9-9 0-22-9-51-9-59 0-96 48-96 96 0 37 8 53 23 70 20 21 52 30 80 30 31 0 68-17 68-21v-56c0-20 8-21 20-22zM121 4h-105l-4 12-12 30 5 3c9-16 14-24 32-24h62l-56 169h18l60-185z">
          <text:p/>
        </draw:path>
        <draw:path draw:style-name="gr8" draw:text-style-name="P3" draw:layer="layout" svg:width="0.121cm" svg:height="0.189cm" svg:x="16.761cm" svg:y="6.078cm" svg:viewBox="0 0 122 190" svg:d="M122 0h-105l-4 12-13 30 5 3c10-16 15-24 33-24h61l-56 169h19l60-185z">
          <text:p/>
        </draw:path>
        <draw:path draw:style-name="gr8" draw:text-style-name="P3" draw:layer="layout" svg:width="0.163cm" svg:height="0.187cm" svg:x="9.161cm" svg:y="6.078cm" svg:viewBox="0 0 164 188" svg:d="M56 19c0-4 1-8 7-8 2 0 6-1 12-1 20 0 50 6 50 39 0 34-34 35-42 35h-27zM56 95c27 0 36 1 46 4 15 5 29 14 29 37 0 39-35 41-53 41-17 0-22-1-22-11zM0 5c24 2 28 5 28 26v126c0 20-4 25-28 25v6h95c63 0 69-40 69-51 0-30-24-43-48-48v-1c13-3 37-9 37-40 0-44-49-48-74-48h-79z">
          <text:p/>
        </draw:path>
        <draw:path draw:style-name="gr8" draw:text-style-name="P3" draw:layer="layout" svg:width="0.374cm" svg:height="0.189cm" svg:x="9.453cm" svg:y="6.078cm" svg:viewBox="0 0 375 190" svg:d="M375 0h-105l-4 12-12 30 5 3c9-16 14-24 32-24h62l-56 169h18l60-185zM241 0h-56l-63 143-66-143h-56v5c21 2 27 4 27 26v115c0 31-6 35-27 36v6h66v-6c-21 0-27-7-27-36v-112h1l71 154h4l72-162v128c0 23-3 27-25 28v6h79v-6c-18-1-25-3-25-25v-126c0-23 7-24 25-26z">
          <text:p/>
        </draw:path>
        <draw:path draw:style-name="gr8" draw:text-style-name="P3" draw:layer="layout" svg:width="0.405cm" svg:height="0.187cm" svg:x="11.373cm" svg:y="6.078cm" svg:viewBox="0 0 406 188" svg:d="M211 164c0 19-8 19-19 20v4h62v-4c-10-1-19-1-19-15v-81c0-1 13-16 33-16 14 0 19 11 19 29v63c0 18-6 19-19 20v4h63v-4c-12-1-20-2-20-23v-72c6-10 16-17 31-17 20 0 21 16 21 31v60c0 18-5 19-19 21v4h62v-4l-8-1c-12-2-12-10-12-17v-59c0-21-4-50-33-50-22 0-39 17-45 24-3-12-12-24-31-24-15 0-26 9-43 22v-21l-2-1c-13 5-26 9-39 13v5c2-1 5-2 9-2s9 1 9 18zM166 139h-8c-12 30-27 38-62 38-42 0-42 0-42-12v-71l43 1c23 0 28 4 31 27h6v-66h-6c-3 20-6 27-31 27h-43v-63c0-9 3-9 9-9h38c31 0 39 4 44 29h7l-1-40h-151v5c18 2 25 4 25 26v126c0 22-7 24-25 25v6h154z">
          <text:p/>
        </draw:path>
        <draw:path draw:style-name="gr8" draw:text-style-name="P3" draw:layer="layout" svg:width="0.121cm" svg:height="0.189cm" svg:x="11.79cm" svg:y="6.078cm" svg:viewBox="0 0 122 190" svg:d="M122 0h-104l-5 12-13 30 5 3c10-16 15-24 34-24h61l-56 169h18l60-185z">
          <text:p/>
        </draw:path>
        <draw:path draw:style-name="gr8" draw:text-style-name="P3" draw:layer="layout" svg:width="0.115cm" svg:height="0.198cm" svg:x="12.126cm" svg:y="6.071cm" svg:viewBox="0 0 116 199" svg:d="M44 29h55l6-2 11-25-3-2c-3 4-5 7-13 7h-58l-32 67 1 4c32 1 82 14 82 59 0 36-21 51-39 51-16 0-23-17-42-17-12 0-12 8-12 11 0 10 14 17 37 17 45 0 76-30 76-69 0-25-3-33-16-48-16-20-43-25-65-29z">
          <text:p/>
        </draw:path>
        <draw:path draw:style-name="gr8" draw:text-style-name="P3" draw:layer="layout" svg:width="0.195cm" svg:height="0.19cm" svg:x="12.86cm" svg:y="6.075cm" svg:viewBox="0 0 196 191" svg:d="M57 118l33-78 33 78zM196 185c-13 0-17-4-26-24l-70-161h-6l-59 139c-6 13-14 33-21 40-5 6-10 6-14 6v6h57v-6c-6 0-21 0-21-11 0-4 1-8 3-11l14-33h73l12 27c2 4 5 13 5 18 0 10-9 10-19 10v6h72z">
          <text:p/>
        </draw:path>
        <draw:path draw:style-name="gr8" draw:text-style-name="P3" draw:layer="layout" svg:width="0.091cm" svg:height="0.142cm" svg:x="13.052cm" svg:y="6.019cm" svg:viewBox="0 0 92 143" svg:d="M92 0h-79l-4 9-9 22 4 2c7-11 11-17 24-17h47l-42 127h14l45-140z">
          <text:p/>
        </draw:path>
        <draw:path draw:style-name="gr8" draw:text-style-name="P3" draw:layer="layout" svg:width="0.671cm" svg:height="0.194cm" svg:x="3.722cm" svg:y="12.391cm" svg:viewBox="0 0 672 195" svg:d="M663 102l-2-39h-3l-4 3c-5 0-14-5-27-5-28 0-40 18-40 34 0 21 16 32 33 42l17 10c9 5 15 11 15 20 0 17-13 21-24 21-27 0-33-25-36-39h-5v44h4c2-3 3-4 6-4 8 0 20 5 33 5 19 0 42-12 42-36 0-17-10-25-24-33l-31-20c-11-6-12-14-12-19 0-8 5-19 21-19 13 0 26 6 32 35zM567 177c-17 1-18-6-18-16v-98h-44v5c19 1 21 7 21 18v67c0 10-2 12-5 15-8 6-16 10-25 10-18 0-21-18-21-22v-93h-41v4c9 1 18 2 18 19v72c0 29 22 36 33 36 5 0 19-1 30-12l12-12v23 1c14-5 24-9 40-13zM411 102l-2-39h-3l-4 3c-5 0-14-5-26-5-28 0-40 18-40 34 0 21 16 32 33 42l17 10c9 5 14 11 14 20 0 17-13 21-23 21-27 0-33-25-36-39h-5v44h4c2-3 3-4 6-4 8 0 20 5 33 5 18 0 41-12 41-36 0-17-10-25-24-33l-30-20c-11-6-12-14-12-19 0-8 6-19 21-19 13 0 25 6 31 35zM307 4h-104l-5 12-12 29 5 2c9-14 14-22 33-22h61l-56 169h19l59-186zM167 63l-2-63h-6c-2 9-12 9-13 9-6 0-25-9-50-9-48 0-96 34-96 97 0 71 49 98 95 98 51 0 76-35 76-35l-5-5c-9 8-29 28-64 28s-69-25-69-85c0-41 12-59 23-70 12-11 29-17 43-17 34 0 55 23 62 52z">
          <text:p/>
        </draw:path>
        <draw:path draw:style-name="gr8" draw:text-style-name="P3" draw:layer="layout" svg:width="0.208cm" svg:height="0.189cm" svg:x="3.718cm" svg:y="11.722cm" svg:viewBox="0 0 209 190" svg:d="M193 190c6 0 16-4 16-15 0-9-8-16-16-16-9 0-16 7-16 16 0 11 10 15 16 15zM193 88c6 0 16-5 16-15 0-9-8-16-16-16-9 0-16 7-16 16 0 11 10 15 16 15zM133 122v-66h-7c-3 21-8 27-32 27h-41v-63c0-9 2-10 9-10h39c32 0 39 5 43 30h7v-40h-151v5c18 1 24 3 24 25v123c0 24-3 28-24 29v5h79v-5c-20-1-26-4-26-25v-62h41c22 1 29 3 32 27z">
          <text:p/>
        </draw:path>
        <draw:path draw:style-name="gr8" draw:text-style-name="P3" draw:layer="layout" svg:width="0.324cm" svg:height="0.194cm" svg:x="5.542cm" svg:y="12.391cm" svg:viewBox="0 0 325 195" svg:d="M325 4h-104l-5 12-12 29 5 2c9-14 14-22 33-22h61l-56 169h19l59-186zM168 63l-2-63h-6c-2 9-12 9-13 9-6 0-25-9-51-9-48 0-96 34-96 97 0 71 49 98 95 98 52 0 77-35 77-35l-5-5c-9 8-29 28-65 28-35 0-69-25-69-85 0-41 12-59 24-70 11-11 28-17 42-17 36 0 56 23 63 52z">
          <text:p/>
        </draw:path>
        <draw:path draw:style-name="gr8" draw:text-style-name="P3" draw:layer="layout" svg:width="0.324cm" svg:height="0.194cm" svg:x="13.517cm" svg:y="12.391cm" svg:viewBox="0 0 325 195" svg:d="M325 4h-104l-5 12-13 29 5 2c10-14 15-22 34-22h61l-56 169h18l60-186zM167 63l-2-63h-6c-3 9-12 9-13 9-7 0-25-9-50-9-48 0-96 34-96 97 0 71 49 98 94 98 52 0 76-35 77-35l-5-5c-9 8-29 28-64 28-36 0-69-25-69-85 0-41 12-59 23-70 12-11 28-17 43-17 34 0 55 23 62 52z">
          <text:p/>
        </draw:path>
        <draw:path draw:style-name="gr8" draw:text-style-name="P3" draw:layer="layout" svg:width="0.151cm" svg:height="0.186cm" svg:x="15.763cm" svg:y="12.395cm" svg:viewBox="0 0 152 187" svg:d="M133 121v-65h-6c-3 21-8 27-31 27h-42v-63c0-8 2-10 10-10h38c31 0 39 5 43 30h7l-1-40h-151v5c18 1 25 3 25 25v123c0 24-4 28-25 29v5h80v-5c-21-1-26-4-26-26v-62h42c21 1 27 4 31 27z">
          <text:p/>
        </draw:path>
        <draw:path draw:style-name="gr8" draw:text-style-name="P3" draw:layer="layout" svg:width="0.546cm" svg:height="0.193cm" svg:x="7.456cm" svg:y="12.391cm" svg:viewBox="0 0 547 194" svg:d="M547 4h-106l-4 12-12 29 4 2c10-14 15-22 34-22h61l-56 169h19l60-186zM224 166c0 20-9 21-20 21v4h63v-4c-10 0-20-2-20-16v-79c0-1 13-17 33-17 14 0 19 11 19 30v61c0 20-6 19-19 21v4h63v-4c-11 0-20-2-20-23v-71c6-10 16-18 31-18 21 0 21 17 21 31v60c0 18-5 19-19 21v4h62v-4h-7c-13-3-12-12-12-18v-58c0-21-4-50-34-50-22 0-39 17-45 23-3-11-12-23-30-23-16 0-27 9-44 21v-21h-2c-13 4-26 9-39 12v5c2 0 5-1 9-1s10 0 10 18zM57 118l32-78 33 78zM195 185c-13-1-17-4-26-24l-70-161h-5l-59 139c-6 12-14 33-21 40-5 5-10 6-14 6v6h56v-6c-6 0-20 0-20-12 0-3 1-7 3-11l13-33h74l11 28c2 4 6 13 6 17 0 11-10 11-20 11v6h72z">
          <text:p/>
        </draw:path>
        <draw:path draw:style-name="gr8" draw:text-style-name="P3" draw:layer="layout" svg:width="0.541cm" svg:height="0.194cm" svg:x="11.587cm" svg:y="12.391cm" svg:viewBox="0 0 542 195" svg:d="M542 4h-104l-5 12-12 29 5 2c9-14 14-22 32-22h62l-56 169h18l60-186zM220 167c0 19-8 20-20 20v4h63v-4c-10 0-19-1-19-14v-81c0-1 13-17 32-17 15 0 20 11 20 30v62c0 19-7 19-20 20v4h64v-4c-12 0-21-1-21-22v-72c7-10 16-18 32-18 20 0 20 17 20 31v61c0 18-4 19-18 20v4h61v-4h-7c-12-2-12-11-12-17v-59c0-21-4-50-33-50-23 0-40 17-46 23-3-11-12-23-30-23-15 0-27 9-43 21v-21h-2c-13 4-27 9-40 12v5c2 0 5-1 9-1 5 0 10 0 10 18zM192 91h-72v5c19 1 25 1 25 25v46c0 11-20 17-39 17-43 0-73-32-73-84 0-71 42-89 68-89 40 0 55 28 62 48h7l-3-59h-6c-1 8-11 9-13 9-9 0-22-9-51-9-59 0-97 47-97 94 0 38 8 55 23 71 21 22 53 30 81 30 31 0 68-16 68-20v-58c0-20 8-20 20-21z">
          <text:p/>
        </draw:path>
        <draw:path draw:style-name="gr8" draw:text-style-name="P3" draw:layer="layout" svg:width="0.326cm" svg:height="0.189cm" svg:x="9.276cm" svg:y="12.395cm" svg:viewBox="0 0 327 190" svg:d="M327 0h-105l-5 12-12 29 5 2c9-14 14-22 33-22h61l-56 169h18l61-186zM54 21c0-6 0-11 13-11 36 0 51 8 65 20 19 17 26 40 26 64 0 83-69 83-87 83-14 0-17-2-17-12zM0 187h80c87 0 109-55 109-93 0-64-45-94-113-94h-76v5c22 2 25 5 25 25v127c0 19-3 24-25 25z">
          <text:p/>
        </draw:path>
        <draw:path draw:style-name="gr8" draw:text-style-name="P3" draw:layer="layout" svg:width="0.084cm" svg:height="0.147cm" svg:x="2.484cm" svg:y="12.544cm" svg:viewBox="0 0 85 148" svg:d="M31 22h41l5-2 8-18-1-2c-3 4-5 6-11 6h-44l-22 49 1 3c22 1 59 11 59 45 0 25-15 37-29 37-11 0-16-13-30-13-8 0-8 6-8 8 0 8 10 13 26 13 33 0 57-22 57-50 0-20-2-26-12-36-13-15-32-19-49-22z">
          <text:p/>
        </draw:path>
        <draw:path draw:style-name="gr8" draw:text-style-name="P3" draw:layer="layout" svg:width="0.084cm" svg:height="0.146cm" svg:x="2.484cm" svg:y="14.508cm" svg:viewBox="0 0 85 147" svg:d="M31 23h41l5-2 8-20-1-1c-3 3-5 5-11 5h-44l-22 51 1 2c22 1 59 11 59 44 0 26-15 38-29 38-11 0-16-13-30-13-8 0-8 6-8 8 0 7 10 12 26 12 33 0 57-22 57-50 0-18-2-24-12-35-13-15-32-18-49-21z">
          <text:p/>
        </draw:path>
        <draw:path draw:style-name="gr8" draw:text-style-name="P3" draw:layer="layout" svg:width="0.081cm" svg:height="0.218cm" svg:x="9.36cm" svg:y="6.033cm" svg:viewBox="0 0 82 219" svg:d="M8 219h6c2-2 7-9 13-14 24-21 73-55 48-83-19-21-44-5-58 13l5-135h-22zM50 132c16 18-18 59-18 59l-18 18 2-61c7-13 21-29 34-16z">
          <text:p/>
        </draw:path>
        <draw:path draw:style-name="gr8" draw:text-style-name="P3" draw:layer="layout" svg:width="0.093cm" svg:height="0.251cm" svg:x="12.031cm" svg:y="6.018cm" svg:viewBox="0 0 94 252" svg:d="M8 252h8c2-2 9-11 15-17 28-24 84-61 55-94-21-24-50-6-66 16l5-157h-25zM58 153c19 20-21 67-21 67l-21 20 3-69c7-14 24-34 39-18z">
          <text:p/>
        </draw:path>
        <draw:path draw:style-name="gr8" draw:text-style-name="P3" draw:layer="layout" svg:width="0.411cm" svg:height="0.207cm" svg:x="11.926cm" svg:y="6.044cm" svg:viewBox="0 0 412 208" svg:d="M65 204c-42-32-44-73-44-100 0-29 2-67 44-100l-2-4c-30 12-64 60-63 104 0 50 33 92 63 104zM412 104c1-44-33-92-63-104l-2 4c41 33 44 71 44 100 0 27-3 68-44 100l2 4c30-12 63-54 63-104z">
          <text:p/>
        </draw:path>
        <draw:path draw:style-name="gr16" draw:text-style-name="P5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7" draw:text-style-name="P5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6" draw:text-style-name="P5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6" draw:text-style-name="P5" draw:layer="layout" svg:x1="10.553cm" svg:y1="-0.998cm" svg:x2="10.976cm" svg:y2="-0.998cm">
          <text:p/>
        </draw:line>
        <draw:line draw:style-name="gr16" draw:text-style-name="P5" draw:layer="layout" svg:x1="10.764cm" svg:y1="-1.21cm" svg:x2="10.764cm" svg:y2="-0.787cm">
          <text:p/>
        </draw:line>
        <draw:path draw:style-name="gr16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7" draw:text-style-name="P5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7" draw:text-style-name="P5" draw:layer="layout" svg:x1="10.553cm" svg:y1="-0.998cm" svg:x2="10.976cm" svg:y2="-0.998cm">
          <text:p/>
        </draw:line>
        <draw:line draw:style-name="gr17" draw:text-style-name="P5" draw:layer="layout" svg:x1="10.764cm" svg:y1="-1.21cm" svg:x2="10.764cm" svg:y2="-0.787cm">
          <text:p/>
        </draw:line>
        <draw:path draw:style-name="gr18" draw:text-style-name="P7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9" draw:text-style-name="P5" draw:layer="layout" svg:x1="10.659cm" svg:y1="-0.998cm" svg:x2="10.87cm" svg:y2="-0.998cm">
          <text:p/>
        </draw:line>
        <draw:line draw:style-name="gr19" draw:text-style-name="P5" draw:layer="layout" svg:x1="10.764cm" svg:y1="-1.104cm" svg:x2="10.764cm" svg:y2="-0.893cm">
          <text:p/>
        </draw:line>
        <draw:path draw:style-name="gr16" draw:text-style-name="P5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6" draw:text-style-name="P5" draw:layer="layout" svg:x1="10.553cm" svg:y1="28.635cm" svg:x2="10.976cm" svg:y2="28.635cm">
          <text:p/>
        </draw:line>
        <draw:line draw:style-name="gr16" draw:text-style-name="P5" draw:layer="layout" svg:x1="10.764cm" svg:y1="28.423cm" svg:x2="10.764cm" svg:y2="28.847cm">
          <text:p/>
        </draw:line>
        <draw:path draw:style-name="gr16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7" draw:text-style-name="P5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7" draw:text-style-name="P5" draw:layer="layout" svg:x1="10.553cm" svg:y1="28.635cm" svg:x2="10.976cm" svg:y2="28.635cm">
          <text:p/>
        </draw:line>
        <draw:line draw:style-name="gr17" draw:text-style-name="P5" draw:layer="layout" svg:x1="10.764cm" svg:y1="28.423cm" svg:x2="10.764cm" svg:y2="28.847cm">
          <text:p/>
        </draw:line>
        <draw:path draw:style-name="gr18" draw:text-style-name="P7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9" draw:text-style-name="P5" draw:layer="layout" svg:x1="10.659cm" svg:y1="28.635cm" svg:x2="10.87cm" svg:y2="28.635cm">
          <text:p/>
        </draw:line>
        <draw:line draw:style-name="gr19" draw:text-style-name="P5" draw:layer="layout" svg:x1="10.764cm" svg:y1="28.529cm" svg:x2="10.764cm" svg:y2="28.741cm">
          <text:p/>
        </draw:line>
        <draw:path draw:style-name="gr16" draw:text-style-name="P5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6" draw:text-style-name="P5" draw:layer="layout" svg:x1="-1.248cm" svg:y1="13.818cm" svg:x2="-0.824cm" svg:y2="13.818cm">
          <text:p/>
        </draw:line>
        <draw:line draw:style-name="gr16" draw:text-style-name="P5" draw:layer="layout" svg:x1="-1.036cm" svg:y1="13.607cm" svg:x2="-1.036cm" svg:y2="14.03cm">
          <text:p/>
        </draw:line>
        <draw:path draw:style-name="gr16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7" draw:text-style-name="P5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7" draw:text-style-name="P5" draw:layer="layout" svg:x1="-1.248cm" svg:y1="13.818cm" svg:x2="-0.824cm" svg:y2="13.818cm">
          <text:p/>
        </draw:line>
        <draw:line draw:style-name="gr17" draw:text-style-name="P5" draw:layer="layout" svg:x1="-1.036cm" svg:y1="13.607cm" svg:x2="-1.036cm" svg:y2="14.03cm">
          <text:p/>
        </draw:line>
        <draw:path draw:style-name="gr18" draw:text-style-name="P7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9" draw:text-style-name="P5" draw:layer="layout" svg:x1="-1.142cm" svg:y1="13.818cm" svg:x2="-0.93cm" svg:y2="13.818cm">
          <text:p/>
        </draw:line>
        <draw:line draw:style-name="gr19" draw:text-style-name="P5" draw:layer="layout" svg:x1="-1.036cm" svg:y1="13.712cm" svg:x2="-1.036cm" svg:y2="13.924cm">
          <text:p/>
        </draw:line>
        <draw:path draw:style-name="gr16" draw:text-style-name="P5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6" draw:text-style-name="P5" draw:layer="layout" svg:x1="22.353cm" svg:y1="13.818cm" svg:x2="22.777cm" svg:y2="13.818cm">
          <text:p/>
        </draw:line>
        <draw:line draw:style-name="gr16" draw:text-style-name="P5" draw:layer="layout" svg:x1="22.565cm" svg:y1="13.607cm" svg:x2="22.565cm" svg:y2="14.03cm">
          <text:p/>
        </draw:line>
        <draw:path draw:style-name="gr16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7" draw:text-style-name="P5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7" draw:text-style-name="P5" draw:layer="layout" svg:x1="22.353cm" svg:y1="13.818cm" svg:x2="22.777cm" svg:y2="13.818cm">
          <text:p/>
        </draw:line>
        <draw:line draw:style-name="gr17" draw:text-style-name="P5" draw:layer="layout" svg:x1="22.565cm" svg:y1="13.607cm" svg:x2="22.565cm" svg:y2="14.03cm">
          <text:p/>
        </draw:line>
        <draw:path draw:style-name="gr18" draw:text-style-name="P7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9" draw:text-style-name="P5" draw:layer="layout" svg:x1="22.459cm" svg:y1="13.818cm" svg:x2="22.671cm" svg:y2="13.818cm">
          <text:p/>
        </draw:line>
        <draw:line draw:style-name="gr19" draw:text-style-name="P5" draw:layer="layout" svg:x1="22.565cm" svg:y1="13.712cm" svg:x2="22.565cm" svg:y2="13.924cm">
          <text:p/>
        </draw:line>
        <draw:polygon draw:style-name="gr20" draw:text-style-name="P5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0" draw:text-style-name="P5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0" draw:text-style-name="P5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0" draw:text-style-name="P5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0" draw:text-style-name="P5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0" draw:text-style-name="P5" draw:layer="layout" svg:width="0.103cm" svg:height="0.146cm" svg:x="0.895cm" svg:y="28.542cm" svg:viewBox="0 0 104 147" svg:d="M0 18h83c-30 34-57 88-62 129h21c10-68 47-115 62-130v-17h-104z">
          <text:p/>
        </draw:path>
        <draw:path draw:style-name="gr20" draw:text-style-name="P5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0" draw:text-style-name="P5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0" draw:text-style-name="P5" draw:layer="layout" svg:width="0.118cm" svg:height="0.01cm" svg:x="1.24cm" svg:y="28.704cm" svg:viewBox="0 0 119 11" draw:points="0,0 0,11 119,11 119,0">
          <text:p/>
        </draw:polygon>
        <draw:path draw:style-name="gr20" draw:text-style-name="P5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0" draw:text-style-name="P5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0" draw:text-style-name="P5" draw:layer="layout" svg:width="0.054cm" svg:height="0.149cm" svg:x="1.603cm" svg:y="28.539cm" svg:viewBox="0 0 55 150" svg:d="M55 0h-15c-6 24-16 27-40 28v15h34v107h21z">
          <text:p/>
        </draw:path>
        <draw:path draw:style-name="gr20" draw:text-style-name="P5" draw:layer="layout" svg:width="0.102cm" svg:height="0.153cm" svg:x="1.707cm" svg:y="28.539cm" svg:viewBox="0 0 103 154" svg:d="M99 40c-1-31-26-40-44-40-44 0-55 47-55 80 0 19 3 38 11 52 11 17 27 22 39 22 22 0 31-6 38-15 11-11 15-22 15-38 0-35-29-47-48-47-20 0-31 10-35 18h-1c0-16 6-55 36-55 17 0 24 10 26 23zM22 103c0-17 10-32 30-32 24 0 31 18 31 31 0 21-11 35-30 35-22 0-31-17-31-34z">
          <text:p/>
        </draw:path>
        <draw:polygon draw:style-name="gr20" draw:text-style-name="P5" draw:layer="layout" svg:width="0.117cm" svg:height="0.01cm" svg:x="1.817cm" svg:y="28.704cm" svg:viewBox="0 0 118 11" draw:points="0,0 0,11 118,11 118,0">
          <text:p/>
        </draw:polygon>
        <draw:path draw:style-name="gr20" draw:text-style-name="P5" draw:layer="layout" svg:width="0.054cm" svg:height="0.149cm" svg:x="1.956cm" svg:y="28.539cm" svg:viewBox="0 0 55 150" svg:d="M55 0h-14c-6 24-16 27-41 28v15h35v107h20z">
          <text:p/>
        </draw:path>
        <draw:path draw:style-name="gr20" draw:text-style-name="P5" draw:layer="layout" svg:width="0.104cm" svg:height="0.153cm" svg:x="2.059cm" svg:y="28.539cm" svg:viewBox="0 0 105 154" svg:d="M40 80c3 0 6 0 9 0 14 0 36 2 36 27 0 19-14 30-34 30-28 0-31-19-32-34h-19c1 18 6 36 22 44 8 4 17 7 28 7 39 0 55-24 55-49 0-20-11-30-25-35 8-3 19-12 19-31 0-22-17-39-47-39-39 0-48 27-48 49h18c1-11 3-32 29-32 23 0 29 14 29 23 0 19-14 25-30 25-3 0-6-1-10-1z">
          <text:p/>
        </draw:path>
        <draw:path draw:style-name="gr20" draw:text-style-name="P5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20" draw:text-style-name="P5" draw:layer="layout" svg:width="0.052cm" svg:height="0.019cm" svg:x="2.297cm" svg:y="28.62cm" svg:viewBox="0 0 53 20" draw:points="53,0 0,0 0,20 53,20">
          <text:p/>
        </draw:polygon>
        <draw:path draw:style-name="gr20" draw:text-style-name="P5" draw:layer="layout" svg:width="0.055cm" svg:height="0.149cm" svg:x="2.379cm" svg:y="28.539cm" svg:viewBox="0 0 56 150" svg:d="M56 0h-15c-6 24-16 27-41 28v15h36v107h20z">
          <text:p/>
        </draw:path>
        <draw:path draw:style-name="gr20" draw:text-style-name="P5" draw:layer="layout" svg:width="0.105cm" svg:height="0.149cm" svg:x="2.481cm" svg:y="28.539cm" svg:viewBox="0 0 106 150" svg:d="M106 114v-17h-23v-97h-15l-68 94v20h65v36h18v-36zM64 29h1v68h-48z">
          <text:p/>
        </draw:path>
        <draw:path draw:style-name="gr20" draw:text-style-name="P5" draw:layer="layout" svg:width="0.102cm" svg:height="0.153cm" svg:x="2.601cm" svg:y="28.539cm" svg:viewBox="0 0 103 154" svg:d="M100 40c-2-31-28-40-45-40-44 0-55 47-55 80 0 19 3 38 12 52 10 17 27 22 38 22 21 0 31-6 39-15 10-11 14-22 14-38 0-35-29-47-48-47-20 0-30 10-35 18 0-16 6-55 35-55 16 0 24 10 27 23zM22 103c0-17 10-32 31-32 24 0 31 18 31 31 0 21-13 35-31 35-21 0-31-17-31-34z">
          <text:p/>
        </draw:path>
        <draw:polygon draw:style-name="gr20" draw:text-style-name="P5" draw:layer="layout" svg:width="0.022cm" svg:height="0.023cm" svg:x="2.729cm" svg:y="28.665cm" svg:viewBox="0 0 23 24" draw:points="23,0 0,0 0,24 23,24">
          <text:p/>
        </draw:polygon>
        <draw:path draw:style-name="gr20" draw:text-style-name="P5" draw:layer="layout" svg:width="0.019cm" svg:height="0.152cm" svg:x="2.784cm" svg:y="28.536cm" svg:viewBox="0 0 20 153" svg:d="M20 41h-20v112h20zM20 21v-21h-20v21z">
          <text:p/>
        </draw:path>
        <draw:path draw:style-name="gr20" draw:text-style-name="P5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0" draw:text-style-name="P5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0" draw:text-style-name="P5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0" draw:text-style-name="P5" draw:layer="layout" svg:width="0.054cm" svg:height="0.149cm" svg:x="3.368cm" svg:y="28.539cm" svg:viewBox="0 0 55 150" svg:d="M55 0h-14c-6 24-16 27-41 28v15h35v107h20z">
          <text:p/>
        </draw:path>
        <draw:path draw:style-name="gr20" draw:text-style-name="P5" draw:layer="layout" svg:width="0.104cm" svg:height="0.153cm" svg:x="3.471cm" svg:y="28.539cm" svg:viewBox="0 0 105 154" svg:d="M40 80c3 0 6 0 9 0 13 0 36 2 36 27 0 19-15 30-34 30-27 0-31-19-32-34h-19c2 18 6 36 22 44 8 4 17 7 28 7 39 0 55-24 55-49 0-20-11-30-26-35 9-3 20-12 20-31 0-22-18-39-47-39-39 0-48 27-48 49h18c1-11 3-32 29-32 22 0 28 14 28 23 0 19-14 25-29 25-3 0-6-1-10-1z">
          <text:p/>
        </draw:path>
        <draw:path draw:style-name="gr20" draw:text-style-name="P5" draw:layer="layout" svg:width="0.101cm" svg:height="0.153cm" svg:x="3.59cm" svg:y="28.539cm" svg:viewBox="0 0 102 154" svg:d="M99 40c-3-31-27-40-44-40-45 0-55 47-55 80 0 19 2 38 11 52 11 17 27 22 39 22 20 0 29-6 37-15 11-11 15-22 15-38 0-35-29-47-47-47-21 0-31 10-36 18 0-16 6-55 35-55 16 0 24 10 26 23zM22 103c0-17 10-32 30-32 23 0 30 18 30 31 0 21-11 35-29 35-22 0-31-17-31-34z">
          <text:p/>
        </draw:path>
        <draw:frame draw:style-name="gr21" draw:text-style-name="P2" draw:layer="layout" svg:width="5.831cm" svg:height="0.48cm" svg:x="3.798cm" svg:y="4.83cm">
          <draw:text-box>
            <text:p text:style-name="P1"><text:span text:style-name="T1"><text:s text:c="2"/></text:span><text:span text:style-name="T1">Fields and Kern, “Pick Yourself Up”</text:span></text:p>
          </draw:text-box>
        </draw:frame>
        <draw:path draw:style-name="gr20" draw:text-style-name="P5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0" draw:text-style-name="P5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0" draw:text-style-name="P5" draw:layer="layout" svg:width="0.066cm" svg:height="0.16cm" svg:x="19.886cm" svg:y="28.532cm" svg:viewBox="0 0 67 161" draw:points="67,0 53,0 0,161 15,161">
          <text:p/>
        </draw:polygon>
        <draw:path draw:style-name="gr20" draw:text-style-name="P5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0" draw:text-style-name="P5" draw:layer="layout" svg:width="0.054cm" svg:height="0.149cm" svg:x="20.088cm" svg:y="28.539cm" svg:viewBox="0 0 55 150" svg:d="M55 0h-14c-6 24-17 27-41 28v15h35v107h20z">
          <text:p/>
        </draw:path>
        <draw:polygon draw:style-name="gr20" draw:text-style-name="P5" draw:layer="layout" svg:width="0.067cm" svg:height="0.16cm" svg:x="20.18cm" svg:y="28.532cm" svg:viewBox="0 0 68 161" draw:points="68,0 54,0 0,161 15,161">
          <text:p/>
        </draw:polygon>
        <draw:path draw:style-name="gr20" draw:text-style-name="P5" draw:layer="layout" svg:width="0.055cm" svg:height="0.149cm" svg:x="20.264cm" svg:y="28.539cm" svg:viewBox="0 0 56 150" svg:d="M56 0h-15c-6 24-16 27-41 28v15h36v107h20z">
          <text:p/>
        </draw:path>
        <draw:path draw:style-name="gr20" draw:text-style-name="P5" draw:layer="layout" svg:width="0.103cm" svg:height="0.146cm" svg:x="20.368cm" svg:y="28.542cm" svg:viewBox="0 0 104 147" svg:d="M0 18h82c-28 34-55 88-60 129h20c11-68 48-115 62-130v-17h-104z">
          <text:p/>
        </draw:path>
        <draw:path draw:style-name="gr20" draw:text-style-name="P5" draw:layer="layout" svg:width="0.102cm" svg:height="0.15cm" svg:x="20.662cm" svg:y="28.542cm" svg:viewBox="0 0 103 151" svg:d="M30 18h63v-18h-77l-11 80 16 1c7-9 17-14 28-14 18 0 33 11 33 33 0 18-12 34-32 34-16 0-29-8-31-25h-19c3 34 28 42 48 42 46 0 55-37 55-53 0-31-26-48-50-48-14 0-23 4-29 9z">
          <text:p/>
        </draw:path>
        <draw:path draw:style-name="gr20" draw:text-style-name="P5" draw:layer="layout" svg:width="0.022cm" svg:height="0.109cm" svg:x="20.791cm" svg:y="28.579cm" svg:viewBox="0 0 23 110" svg:d="M23 87h-23v23h23zM23 0h-23v22h23z">
          <text:p/>
        </draw:path>
        <draw:path draw:style-name="gr20" draw:text-style-name="P5" draw:layer="layout" svg:width="0.102cm" svg:height="0.153cm" svg:x="20.839cm" svg:y="28.539cm" svg:viewBox="0 0 103 154" svg:d="M83 76c0 39-9 61-31 61-21 0-31-22-31-61 0-37 10-59 31-59 22 0 31 22 31 59zM103 76c0-30-8-76-51-76-44 0-52 46-52 76 0 31 8 78 52 78 43 0 51-47 51-78z">
          <text:p/>
        </draw:path>
        <draw:path draw:style-name="gr20" draw:text-style-name="P5" draw:layer="layout" svg:width="0.102cm" svg:height="0.153cm" svg:x="20.957cm" svg:y="28.539cm" svg:viewBox="0 0 103 154" svg:d="M83 76c0 39-10 61-31 61s-31-22-31-61c0-37 10-59 31-59s31 22 31 59zM103 76c0-30-8-76-51-76s-52 46-52 76c0 31 9 78 52 78s51-47 51-78z">
          <text:p/>
        </draw:path>
        <draw:path draw:style-name="gr20" draw:text-style-name="P5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0" draw:text-style-name="P5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2" draw:text-style-name="P8" draw:layer="layout" svg:width="3.401cm" svg:height="0.213cm" svg:x="0.323cm" svg:y="28.534cm">
          <draw:text-box>
            <text:p text:style-name="P1"><text:span text:style-name="T4">kos86760_ch16_133-146.indd <text:s text:c="2"/>136</text:span></text:p>
          </draw:text-box>
        </draw:frame>
        <draw:frame draw:style-name="gr23" draw:text-style-name="P8" draw:layer="layout" svg:width="1.801cm" svg:height="0.213cm" svg:x="19.655cm" svg:y="28.534cm">
          <draw:text-box>
            <text:p text:style-name="P1"><text:span text:style-name="T4">09/01/17 <text:s text:c="2"/>5:00 PM</text:span></text:p>
          </draw:text-box>
        </draw:frame>
        <draw:frame draw:style-name="gr24" draw:text-style-name="P9" draw:layer="layout" svg:width="0.294cm" svg:height="0.48cm" svg:x="4.187cm" svg:y="11.592cm">
          <draw:text-box>
            <text:p text:style-name="P1"><text:span text:style-name="T1">ii</text:span><text:span text:style-name="T5">7</text:span></text:p>
          </draw:text-box>
        </draw:frame>
        <draw:frame draw:style-name="gr25" draw:text-style-name="P9" draw:layer="layout" svg:width="0.328cm" svg:height="0.48cm" svg:x="5.629cm" svg:y="11.592cm">
          <draw:text-box>
            <text:p text:style-name="P1"><text:span text:style-name="T1">V</text:span><text:span text:style-name="T5">7</text:span></text:p>
          </draw:text-box>
        </draw:frame>
        <draw:g>
          <draw:line draw:style-name="gr15" draw:text-style-name="P5" draw:layer="layout" svg:x1="5.89cm" svg:y1="10.378cm" svg:x2="5.89cm" svg:y2="10.96cm">
            <text:p/>
          </draw:line>
          <draw:path draw:style-name="gr8" draw:text-style-name="P3" draw:layer="layout" svg:width="0.252cm" svg:height="0.211cm" draw:transform="rotate (-3.14159265358979) translate (5.899cm 11.097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5.884cm" svg:y1="7.811cm" svg:x2="5.884cm" svg:y2="8.306cm">
            <text:p/>
          </draw:line>
          <draw:path draw:style-name="gr8" draw:text-style-name="P3" draw:layer="layout" svg:width="0.252cm" svg:height="0.211cm" svg:x="5.635cm" svg:y="8.232cm" svg:viewBox="0 0 253 212" svg:d="M31 165c-17-27 19-59 70-89 40-25 96-58 116-27 24 35-29 70-68 91-22 12-95 62-118 25zM11 175c54 97 297-14 230-136-59-104-294 19-230 136z">
            <text:p/>
          </draw:path>
        </draw:g>
        <draw:line draw:style-name="gr14" draw:text-style-name="P5" draw:layer="layout" svg:x1="5.58cm" svg:y1="8.426cm" svg:x2="5.955cm" svg:y2="8.426cm">
          <text:p/>
        </draw:line>
        <draw:g>
          <draw:line draw:style-name="gr12" draw:text-style-name="P6" draw:layer="layout" svg:x1="5.654cm" svg:y1="9.575cm" svg:x2="5.654cm" svg:y2="8.903cm">
            <text:p/>
          </draw:line>
          <draw:path draw:style-name="gr8" draw:text-style-name="P3" draw:layer="layout" svg:width="0.252cm" svg:height="0.211cm" svg:x="5.645cm" svg:y="8.765cm" svg:viewBox="0 0 253 212" svg:d="M222 48c17 28-20 60-71 89-40 24-96 57-116 27-23-35 30-70 69-91 21-12 94-63 118-25zM242 37c-55-97-298 16-230 136 58 105 293-19 230-136z">
            <text:p/>
          </draw:path>
        </draw:g>
        <draw:g>
          <draw:line draw:style-name="gr15" draw:text-style-name="P5" draw:layer="layout" svg:x1="5.654cm" svg:y1="9.221cm" svg:x2="5.654cm" svg:y2="8.725cm">
            <text:p/>
          </draw:line>
          <draw:path draw:style-name="gr8" draw:text-style-name="P3" draw:layer="layout" svg:width="0.252cm" svg:height="0.211cm" svg:x="5.645cm" svg:y="8.589cm" svg:viewBox="0 0 253 212" svg:d="M222 48c17 27-20 59-71 89-40 23-96 56-116 26-23-35 30-70 69-91 21-12 94-62 118-24zM242 38c-55-99-298 14-230 134 58 105 293-19 230-134z">
            <text:p/>
          </draw:path>
        </draw:g>
        <draw:frame draw:style-name="gr26" draw:text-style-name="P9" draw:layer="layout" svg:width="0.422cm" svg:height="0.48cm" svg:x="7.623cm" svg:y="11.592cm">
          <draw:text-box>
            <text:p text:style-name="P1"><text:span text:style-name="T1">I</text:span><text:span text:style-name="T5">M7</text:span></text:p>
          </draw:text-box>
        </draw:frame>
        <draw:g>
          <draw:line draw:style-name="gr15" draw:text-style-name="P5" draw:layer="layout" svg:x1="7.647cm" svg:y1="11.335cm" svg:x2="7.647cm" svg:y2="10.753cm">
            <text:p/>
          </draw:line>
          <draw:path draw:style-name="gr8" draw:text-style-name="P3" draw:layer="layout" svg:width="0.252cm" svg:height="0.211cm" svg:x="7.638cm" svg:y="10.616cm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7.901cm" svg:y1="7.909cm" svg:x2="7.901cm" svg:y2="8.404cm">
            <text:p/>
          </draw:line>
          <draw:path draw:style-name="gr8" draw:text-style-name="P3" draw:layer="layout" svg:width="0.252cm" svg:height="0.211cm" svg:x="7.652cm" svg:y="8.33cm" svg:viewBox="0 0 253 212" svg:d="M31 165c-17-27 19-59 70-89 40-25 96-58 116-27 24 35-29 70-68 91-22 12-95 62-118 25zM11 175c54 97 297-14 230-136-59-104-294 19-230 136z">
            <text:p/>
          </draw:path>
        </draw:g>
        <draw:line draw:style-name="gr14" draw:text-style-name="P5" draw:layer="layout" svg:x1="7.597cm" svg:y1="8.427cm" svg:x2="7.972cm" svg:y2="8.427cm">
          <text:p/>
        </draw:line>
        <draw:g>
          <draw:line draw:style-name="gr15" draw:text-style-name="P5" draw:layer="layout" svg:x1="7.661cm" svg:y1="9.221cm" svg:x2="7.661cm" svg:y2="8.725cm">
            <text:p/>
          </draw:line>
          <draw:path draw:style-name="gr8" draw:text-style-name="P3" draw:layer="layout" svg:width="0.252cm" svg:height="0.211cm" svg:x="7.652cm" svg:y="8.589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2" draw:text-style-name="P6" draw:layer="layout" svg:x1="7.661cm" svg:y1="9.575cm" svg:x2="7.661cm" svg:y2="8.903cm">
            <text:p/>
          </draw:line>
          <draw:path draw:style-name="gr8" draw:text-style-name="P3" draw:layer="layout" svg:width="0.252cm" svg:height="0.211cm" svg:x="7.652cm" svg:y="8.765cm" svg:viewBox="0 0 253 212" svg:d="M222 48c17 28-20 60-71 89-40 24-96 57-116 27-23-35 30-70 69-91 21-12 94-63 118-25zM242 37c-55-97-298 16-230 136 58 105 293-19 230-136z">
            <text:p/>
          </draw:path>
        </draw:g>
        <draw:frame draw:style-name="gr27" draw:text-style-name="P9" draw:layer="layout" svg:width="0.633cm" svg:height="0.48cm" svg:x="9.313cm" svg:y="11.592cm">
          <draw:text-box>
            <text:p text:style-name="P1"><text:span text:style-name="T1">IV</text:span><text:span text:style-name="T5">M7</text:span></text:p>
          </draw:text-box>
        </draw:frame>
        <draw:g>
          <draw:line draw:style-name="gr15" draw:text-style-name="P5" draw:layer="layout" svg:x1="9.493cm" svg:y1="10.446cm" svg:x2="9.493cm" svg:y2="11.028cm">
            <text:p/>
          </draw:line>
          <draw:path draw:style-name="gr8" draw:text-style-name="P3" draw:layer="layout" svg:width="0.252cm" svg:height="0.211cm" draw:transform="rotate (-3.14159265358979) translate (9.502cm 11.165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9.446cm" svg:y1="7.91cm" svg:x2="9.446cm" svg:y2="8.405cm">
            <text:p/>
          </draw:line>
          <draw:path draw:style-name="gr8" draw:text-style-name="P3" draw:layer="layout" svg:width="0.252cm" svg:height="0.211cm" svg:x="9.197cm" svg:y="8.331cm" svg:viewBox="0 0 253 212" svg:d="M31 165c-17-27 19-59 70-89 40-25 96-58 116-27 24 35-29 70-68 91-22 12-95 62-118 25zM11 175c54 97 297-14 230-136-59-104-294 19-230 136z">
            <text:p/>
          </draw:path>
        </draw:g>
        <draw:line draw:style-name="gr14" draw:text-style-name="P5" draw:layer="layout" svg:x1="9.142cm" svg:y1="8.428cm" svg:x2="9.517cm" svg:y2="8.428cm">
          <text:p/>
        </draw:line>
        <draw:g>
          <draw:line draw:style-name="gr15" draw:text-style-name="P5" draw:layer="layout" svg:x1="9.217cm" svg:y1="9.311cm" svg:x2="9.217cm" svg:y2="8.815cm">
            <text:p/>
          </draw:line>
          <draw:path draw:style-name="gr8" draw:text-style-name="P3" draw:layer="layout" svg:width="0.252cm" svg:height="0.211cm" svg:x="9.208cm" svg:y="8.679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2" draw:text-style-name="P6" draw:layer="layout" svg:x1="9.217cm" svg:y1="9.665cm" svg:x2="9.217cm" svg:y2="8.993cm">
            <text:p/>
          </draw:line>
          <draw:path draw:style-name="gr8" draw:text-style-name="P3" draw:layer="layout" svg:width="0.252cm" svg:height="0.211cm" svg:x="9.208cm" svg:y="8.855cm" svg:viewBox="0 0 253 212" svg:d="M222 48c17 28-20 60-71 89-40 24-96 57-116 27-23-35 30-70 69-91 21-12 94-63 118-25zM242 37c-55-97-298 16-230 136 58 105 293-19 230-136z">
            <text:p/>
          </draw:path>
        </draw:g>
        <draw:frame draw:style-name="gr28" draw:text-style-name="P9" draw:layer="layout" svg:width="0.595cm" svg:height="0.48cm" svg:x="11.336cm" svg:y="11.592cm">
          <draw:text-box>
            <text:p text:style-name="P1"><text:span text:style-name="T1">vii</text:span><text:span text:style-name="T5">ø7</text:span></text:p>
          </draw:text-box>
        </draw:frame>
        <draw:g>
          <draw:line draw:style-name="gr15" draw:text-style-name="P5" draw:layer="layout" svg:x1="11.386cm" svg:y1="11.422cm" svg:x2="11.386cm" svg:y2="10.84cm">
            <text:p/>
          </draw:line>
          <draw:path draw:style-name="gr8" draw:text-style-name="P3" draw:layer="layout" svg:width="0.252cm" svg:height="0.211cm" svg:x="11.377cm" svg:y="10.703cm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11.624cm" svg:y1="7.986cm" svg:x2="11.624cm" svg:y2="8.481cm">
            <text:p/>
          </draw:line>
          <draw:path draw:style-name="gr8" draw:text-style-name="P3" draw:layer="layout" svg:width="0.252cm" svg:height="0.211cm" svg:x="11.375cm" svg:y="8.407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5" draw:text-style-name="P5" draw:layer="layout" svg:x1="11.395cm" svg:y1="9.312cm" svg:x2="11.395cm" svg:y2="8.816cm">
            <text:p/>
          </draw:line>
          <draw:path draw:style-name="gr8" draw:text-style-name="P3" draw:layer="layout" svg:width="0.252cm" svg:height="0.211cm" svg:x="11.386cm" svg:y="8.68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2" draw:text-style-name="P6" draw:layer="layout" svg:x1="11.395cm" svg:y1="9.666cm" svg:x2="11.395cm" svg:y2="8.994cm">
            <text:p/>
          </draw:line>
          <draw:path draw:style-name="gr8" draw:text-style-name="P3" draw:layer="layout" svg:width="0.252cm" svg:height="0.211cm" svg:x="11.386cm" svg:y="8.856cm" svg:viewBox="0 0 253 212" svg:d="M222 48c17 28-20 60-71 89-40 24-96 57-116 27-23-35 30-70 69-91 21-12 94-63 118-25zM242 37c-55-97-298 16-230 136 58 105 293-19 230-136z">
            <text:p/>
          </draw:path>
        </draw:g>
        <draw:frame draw:style-name="gr29" draw:text-style-name="P9" draw:layer="layout" svg:width="0.726cm" svg:height="0.48cm" svg:x="12.771cm" svg:y="11.592cm">
          <draw:text-box>
            <text:p text:style-name="P1"><text:span text:style-name="T1">V</text:span><text:span text:style-name="T5">7</text:span><text:span text:style-name="T1">/vi</text:span></text:p>
          </draw:text-box>
        </draw:frame>
        <draw:g>
          <draw:line draw:style-name="gr15" draw:text-style-name="P5" draw:layer="layout" svg:x1="13.122cm" svg:y1="10.54cm" svg:x2="13.122cm" svg:y2="11.122cm">
            <text:p/>
          </draw:line>
          <draw:path draw:style-name="gr8" draw:text-style-name="P3" draw:layer="layout" svg:width="0.252cm" svg:height="0.211cm" draw:transform="rotate (-3.14159265358979) translate (13.131cm 11.259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13.14cm" svg:y1="7.986cm" svg:x2="13.14cm" svg:y2="8.481cm">
            <text:p/>
          </draw:line>
          <draw:path draw:style-name="gr8" draw:text-style-name="P3" draw:layer="layout" svg:width="0.252cm" svg:height="0.211cm" svg:x="12.891cm" svg:y="8.407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5" draw:text-style-name="P5" draw:layer="layout" svg:x1="12.911cm" svg:y1="9.384cm" svg:x2="12.911cm" svg:y2="8.888cm">
            <text:p/>
          </draw:line>
          <draw:path draw:style-name="gr8" draw:text-style-name="P3" draw:layer="layout" svg:width="0.252cm" svg:height="0.211cm" svg:x="12.902cm" svg:y="8.752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2" draw:text-style-name="P6" draw:layer="layout" svg:x1="12.911cm" svg:y1="9.738cm" svg:x2="12.911cm" svg:y2="9.066cm">
            <text:p/>
          </draw:line>
          <draw:path draw:style-name="gr8" draw:text-style-name="P3" draw:layer="layout" svg:width="0.252cm" svg:height="0.211cm" svg:x="12.902cm" svg:y="8.928cm" svg:viewBox="0 0 253 212" svg:d="M222 48c17 28-20 60-71 89-40 24-96 57-116 27-23-35 30-70 69-91 21-12 94-63 118-25zM242 37c-55-97-298 16-230 136 58 105 293-19 230-136z">
            <text:p/>
          </draw:path>
        </draw:g>
        <draw:frame draw:style-name="gr28" draw:text-style-name="P9" draw:layer="layout" svg:width="0.595cm" svg:height="0.48cm" svg:x="15.029cm" svg:y="11.592cm">
          <draw:text-box>
            <text:p text:style-name="P1"><text:span text:style-name="T1">vi</text:span><text:span text:style-name="T5">7</text:span></text:p>
          </draw:text-box>
        </draw:frame>
        <draw:g>
          <draw:line draw:style-name="gr15" draw:text-style-name="P5" draw:layer="layout" svg:x1="15.04cm" svg:y1="11.506cm" svg:x2="15.04cm" svg:y2="10.924cm">
            <text:p/>
          </draw:line>
          <draw:path draw:style-name="gr8" draw:text-style-name="P3" draw:layer="layout" svg:width="0.252cm" svg:height="0.211cm" svg:x="15.031cm" svg:y="10.787cm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15.223cm" svg:y1="8.072cm" svg:x2="15.223cm" svg:y2="8.567cm">
            <text:p/>
          </draw:line>
          <draw:path draw:style-name="gr8" draw:text-style-name="P3" draw:layer="layout" svg:width="0.252cm" svg:height="0.211cm" svg:x="14.974cm" svg:y="8.493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5" draw:text-style-name="P5" draw:layer="layout" svg:x1="14.994cm" svg:y1="9.384cm" svg:x2="14.994cm" svg:y2="8.888cm">
            <text:p/>
          </draw:line>
          <draw:path draw:style-name="gr8" draw:text-style-name="P3" draw:layer="layout" svg:width="0.252cm" svg:height="0.211cm" svg:x="14.985cm" svg:y="8.752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2" draw:text-style-name="P6" draw:layer="layout" svg:x1="14.994cm" svg:y1="9.738cm" svg:x2="14.994cm" svg:y2="9.066cm">
            <text:p/>
          </draw:line>
          <draw:path draw:style-name="gr8" draw:text-style-name="P3" draw:layer="layout" svg:width="0.252cm" svg:height="0.211cm" svg:x="14.985cm" svg:y="8.928cm" svg:viewBox="0 0 253 212" svg:d="M222 48c17 28-20 60-71 89-40 24-96 57-116 27-23-35 30-70 69-91 21-12 94-63 118-25zM242 37c-55-97-298 16-230 136 58 105 293-19 230-136z">
            <text:p/>
          </draw:path>
        </draw:g>
        <draw:frame draw:style-name="gr30" draw:text-style-name="P9" draw:layer="layout" svg:width="0.671cm" svg:height="0.48cm" svg:x="16.591cm" svg:y="11.592cm">
          <draw:text-box>
            <text:p text:style-name="P1"><text:span text:style-name="T1">V</text:span><text:span text:style-name="T5">7</text:span><text:span text:style-name="T6">/V</text:span></text:p>
          </draw:text-box>
        </draw:frame>
        <draw:g>
          <draw:line draw:style-name="gr15" draw:text-style-name="P5" draw:layer="layout" svg:x1="16.835cm" svg:y1="10.633cm" svg:x2="16.835cm" svg:y2="11.215cm">
            <text:p/>
          </draw:line>
          <draw:path draw:style-name="gr8" draw:text-style-name="P3" draw:layer="layout" svg:width="0.252cm" svg:height="0.211cm" draw:transform="rotate (-3.14159265358979) translate (16.844cm 11.352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16.818cm" svg:y1="8.072cm" svg:x2="16.818cm" svg:y2="8.567cm">
            <text:p/>
          </draw:line>
          <draw:path draw:style-name="gr8" draw:text-style-name="P3" draw:layer="layout" svg:width="0.252cm" svg:height="0.211cm" svg:x="16.569cm" svg:y="8.493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5" draw:text-style-name="P5" draw:layer="layout" svg:x1="16.589cm" svg:y1="9.475cm" svg:x2="16.589cm" svg:y2="8.979cm">
            <text:p/>
          </draw:line>
          <draw:path draw:style-name="gr8" draw:text-style-name="P3" draw:layer="layout" svg:width="0.252cm" svg:height="0.211cm" svg:x="16.58cm" svg:y="8.843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2" draw:text-style-name="P6" draw:layer="layout" svg:x1="16.589cm" svg:y1="9.829cm" svg:x2="16.589cm" svg:y2="9.157cm">
            <text:p/>
          </draw:line>
          <draw:path draw:style-name="gr8" draw:text-style-name="P3" draw:layer="layout" svg:width="0.252cm" svg:height="0.211cm" svg:x="16.58cm" svg:y="9.019cm" svg:viewBox="0 0 253 212" svg:d="M222 48c17 28-20 60-71 89-40 24-96 57-116 27-23-35 30-70 69-91 21-12 94-63 118-25zM242 37c-55-97-298 16-230 136 58 105 293-19 230-136z">
            <text:p/>
          </draw:path>
        </draw:g>
        <draw:frame draw:style-name="gr25" draw:text-style-name="P9" draw:layer="layout" svg:width="0.328cm" svg:height="0.48cm" svg:x="3.486cm" svg:y="18.193cm">
          <draw:text-box>
            <text:p text:style-name="P1"><text:span text:style-name="T1">V</text:span><text:span text:style-name="T5">7</text:span></text:p>
          </draw:text-box>
        </draw:frame>
        <draw:g>
          <draw:line draw:style-name="gr12" draw:text-style-name="P6" draw:layer="layout" svg:x1="3.616cm" svg:y1="16.192cm" svg:x2="3.616cm" svg:y2="15.52cm">
            <text:p/>
          </draw:line>
          <draw:path draw:style-name="gr8" draw:text-style-name="P3" draw:layer="layout" svg:width="0.252cm" svg:height="0.211cm" svg:x="3.607cm" svg:y="15.382cm" svg:viewBox="0 0 253 212" svg:d="M222 48c17 28-20 60-71 89-40 24-96 57-116 27-23-35 30-70 69-91 21-12 94-63 118-25zM242 37c-55-97-298 16-230 136 58 105 293-19 230-136z">
            <text:p/>
          </draw:path>
        </draw:g>
        <draw:g>
          <draw:line draw:style-name="gr15" draw:text-style-name="P5" draw:layer="layout" svg:x1="3.616cm" svg:y1="15.841cm" svg:x2="3.616cm" svg:y2="15.345cm">
            <text:p/>
          </draw:line>
          <draw:path draw:style-name="gr8" draw:text-style-name="P3" draw:layer="layout" svg:width="0.252cm" svg:height="0.211cm" svg:x="3.607cm" svg:y="15.209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5" draw:text-style-name="P5" draw:layer="layout" svg:x1="3.842cm" svg:y1="14.43cm" svg:x2="3.842cm" svg:y2="14.925cm">
            <text:p/>
          </draw:line>
          <draw:path draw:style-name="gr8" draw:text-style-name="P3" draw:layer="layout" svg:width="0.252cm" svg:height="0.211cm" svg:x="3.593cm" svg:y="14.851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5" draw:text-style-name="P5" draw:layer="layout" svg:x1="8.508cm" svg:y1="16.744cm" svg:x2="8.508cm" svg:y2="16.162cm">
            <text:p/>
          </draw:line>
          <draw:path draw:style-name="gr8" draw:text-style-name="P3" draw:layer="layout" svg:width="0.252cm" svg:height="0.211cm" svg:x="8.499cm" svg:y="16.025cm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7.664cm" svg:y1="14.681cm" svg:x2="7.664cm" svg:y2="15.176cm">
            <text:p/>
          </draw:line>
          <draw:path draw:style-name="gr8" draw:text-style-name="P3" draw:layer="layout" svg:width="0.252cm" svg:height="0.211cm" svg:x="7.415cm" svg:y="15.102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2" draw:text-style-name="P6" draw:layer="layout" svg:x1="7.434cm" svg:y1="16.183cm" svg:x2="7.434cm" svg:y2="15.39cm">
            <text:p/>
          </draw:line>
          <draw:path draw:style-name="gr8" draw:text-style-name="P3" draw:layer="layout" svg:width="0.252cm" svg:height="0.211cm" svg:x="7.181cm" svg:y="15.373cm" svg:viewBox="0 0 253 212" svg:d="M222 48c17 28-20 60-71 89-40 24-96 57-116 27-23-35 30-70 69-91 21-12 94-63 118-25zM242 37c-55-97-298 16-230 136 58 105 293-19 230-136z">
            <text:p/>
          </draw:path>
        </draw:g>
        <draw:g>
          <draw:path draw:style-name="gr8" draw:text-style-name="P3" draw:layer="layout" svg:width="0.252cm" svg:height="0.211cm" svg:x="7.426cm" svg:y="15.277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5" draw:text-style-name="P5" draw:layer="layout" svg:x1="3.801cm" svg:y1="16.724cm" svg:x2="3.801cm" svg:y2="17.306cm">
            <text:p/>
          </draw:line>
          <draw:path draw:style-name="gr8" draw:text-style-name="P3" draw:layer="layout" svg:width="0.252cm" svg:height="0.211cm" draw:transform="rotate (-3.14159265358979) translate (3.81cm 17.443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2" draw:text-style-name="P6" draw:layer="layout" svg:x1="5.674cm" svg:y1="16.193cm" svg:x2="5.674cm" svg:y2="15.521cm">
            <text:p/>
          </draw:line>
          <draw:path draw:style-name="gr8" draw:text-style-name="P3" draw:layer="layout" svg:width="0.252cm" svg:height="0.211cm" svg:x="5.665cm" svg:y="15.383cm" svg:viewBox="0 0 253 212" svg:d="M222 48c17 28-20 60-71 89-40 24-96 57-116 27-23-35 30-70 69-91 21-12 94-63 118-25zM242 37c-55-97-298 16-230 136 58 105 293-19 230-136z">
            <text:p/>
          </draw:path>
        </draw:g>
        <draw:g>
          <draw:line draw:style-name="gr15" draw:text-style-name="P5" draw:layer="layout" svg:x1="5.674cm" svg:y1="15.842cm" svg:x2="5.674cm" svg:y2="15.346cm">
            <text:p/>
          </draw:line>
          <draw:path draw:style-name="gr8" draw:text-style-name="P3" draw:layer="layout" svg:width="0.252cm" svg:height="0.211cm" svg:x="5.665cm" svg:y="15.21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5" draw:text-style-name="P5" draw:layer="layout" svg:x1="5.9cm" svg:y1="14.519cm" svg:x2="5.9cm" svg:y2="15.014cm">
            <text:p/>
          </draw:line>
          <draw:path draw:style-name="gr8" draw:text-style-name="P3" draw:layer="layout" svg:width="0.252cm" svg:height="0.211cm" svg:x="5.651cm" svg:y="14.94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5" draw:text-style-name="P5" draw:layer="layout" svg:x1="5.859cm" svg:y1="16.725cm" svg:x2="5.859cm" svg:y2="17.307cm">
            <text:p/>
          </draw:line>
          <draw:path draw:style-name="gr8" draw:text-style-name="P3" draw:layer="layout" svg:width="0.252cm" svg:height="0.211cm" draw:transform="rotate (-3.14159265358979) translate (5.868cm 17.444cm)" svg:viewBox="0 0 253 212" svg:d="M222 47c17 28-20 60-71 90-40 24-96 57-116 26-23-35 30-69 69-91 21-12 94-62 118-25zM242 37c-55-98-298 14-230 135 58 105 293-18 230-135z">
            <text:p/>
          </draw:path>
        </draw:g>
        <draw:frame draw:style-name="gr31" draw:text-style-name="P9" draw:layer="layout" svg:width="0.383cm" svg:height="0.48cm" svg:x="7.386cm" svg:y="18.193cm">
          <draw:text-box>
            <text:p text:style-name="P1"><text:span text:style-name="T1">iii</text:span><text:span text:style-name="T5">7</text:span></text:p>
          </draw:text-box>
        </draw:frame>
        <draw:g>
          <draw:line draw:style-name="gr15" draw:text-style-name="P5" draw:layer="layout" svg:x1="7.671cm" svg:y1="16.886cm" svg:x2="7.671cm" svg:y2="17.468cm">
            <text:p/>
          </draw:line>
          <draw:path draw:style-name="gr8" draw:text-style-name="P3" draw:layer="layout" svg:width="0.252cm" svg:height="0.211cm" draw:transform="rotate (-3.14159265358979) translate (7.68cm 17.605cm)" svg:viewBox="0 0 253 212" svg:d="M222 47c17 28-20 60-71 90-40 24-96 57-116 26-23-35 30-69 69-91 21-12 94-62 118-25zM242 37c-55-98-298 14-230 135 58 105 293-18 230-135z">
            <text:p/>
          </draw:path>
        </draw:g>
        <draw:frame draw:style-name="gr32" draw:text-style-name="P9" draw:layer="layout" svg:width="0.637cm" svg:height="0.48cm" svg:x="9.41cm" svg:y="18.193cm">
          <draw:text-box>
            <text:p text:style-name="P1"><text:span text:style-name="T1">V</text:span><text:span text:style-name="T5">7</text:span><text:span text:style-name="T6">/ii</text:span></text:p>
          </draw:text-box>
        </draw:frame>
        <draw:g>
          <draw:line draw:style-name="gr15" draw:text-style-name="P5" draw:layer="layout" svg:x1="9.626cm" svg:y1="16.63cm" svg:x2="9.626cm" svg:y2="17.212cm">
            <text:p/>
          </draw:line>
          <draw:path draw:style-name="gr8" draw:text-style-name="P3" draw:layer="layout" svg:width="0.252cm" svg:height="0.211cm" draw:transform="rotate (-3.14159265358979) translate (9.635cm 17.349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9.612cm" svg:y1="14.679cm" svg:x2="9.612cm" svg:y2="15.174cm">
            <text:p/>
          </draw:line>
          <draw:path draw:style-name="gr8" draw:text-style-name="P3" draw:layer="layout" svg:width="0.252cm" svg:height="0.211cm" svg:x="9.363cm" svg:y="15.1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2" draw:text-style-name="P6" draw:layer="layout" svg:x1="9.382cm" svg:y1="16.272cm" svg:x2="9.382cm" svg:y2="15.6cm">
            <text:p/>
          </draw:line>
          <draw:path draw:style-name="gr8" draw:text-style-name="P3" draw:layer="layout" svg:width="0.252cm" svg:height="0.211cm" svg:x="9.373cm" svg:y="15.462cm" svg:viewBox="0 0 253 212" svg:d="M222 48c17 28-20 60-71 89-40 24-96 57-116 27-23-35 30-70 69-91 21-12 94-63 118-25zM242 37c-55-97-298 16-230 136 58 105 293-19 230-136z">
            <text:p/>
          </draw:path>
        </draw:g>
        <draw:g>
          <draw:line draw:style-name="gr15" draw:text-style-name="P5" draw:layer="layout" svg:x1="9.382cm" svg:y1="15.906cm" svg:x2="9.382cm" svg:y2="15.41cm">
            <text:p/>
          </draw:line>
          <draw:path draw:style-name="gr8" draw:text-style-name="P3" draw:layer="layout" svg:width="0.252cm" svg:height="0.211cm" svg:x="9.373cm" svg:y="15.274cm" svg:viewBox="0 0 253 212" svg:d="M222 48c17 27-20 59-71 89-40 23-96 56-116 26-23-35 30-70 69-91 21-12 94-62 118-24zM242 38c-55-99-298 14-230 134 58 105 293-19 230-134z">
            <text:p/>
          </draw:path>
        </draw:g>
        <draw:frame draw:style-name="gr24" draw:text-style-name="P9" draw:layer="layout" svg:width="0.294cm" svg:height="0.48cm" svg:x="11.682cm" svg:y="18.193cm">
          <draw:text-box>
            <text:p text:style-name="P1"><text:span text:style-name="T1">ii</text:span><text:span text:style-name="T5">7</text:span></text:p>
          </draw:text-box>
        </draw:frame>
        <draw:g>
          <draw:line draw:style-name="gr15" draw:text-style-name="P5" draw:layer="layout" svg:x1="11.879cm" svg:y1="16.991cm" svg:x2="11.879cm" svg:y2="17.573cm">
            <text:p/>
          </draw:line>
          <draw:path draw:style-name="gr8" draw:text-style-name="P3" draw:layer="layout" svg:width="0.252cm" svg:height="0.211cm" draw:transform="rotate (-3.14159265358979) translate (11.888cm 17.71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11.865cm" svg:y1="14.761cm" svg:x2="11.865cm" svg:y2="15.256cm">
            <text:p/>
          </draw:line>
          <draw:path draw:style-name="gr8" draw:text-style-name="P3" draw:layer="layout" svg:width="0.252cm" svg:height="0.211cm" svg:x="11.616cm" svg:y="15.182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2" draw:text-style-name="P6" draw:layer="layout" svg:x1="11.635cm" svg:y1="16.336cm" svg:x2="11.635cm" svg:y2="15.664cm">
            <text:p/>
          </draw:line>
          <draw:path draw:style-name="gr8" draw:text-style-name="P3" draw:layer="layout" svg:width="0.252cm" svg:height="0.211cm" svg:x="11.399cm" svg:y="15.453cm" svg:viewBox="0 0 253 212" svg:d="M222 48c17 28-20 60-71 89-40 24-96 57-116 27-23-35 30-70 69-91 21-12 94-63 118-25zM242 37c-55-97-298 16-230 136 58 105 293-19 230-136z">
            <text:p/>
          </draw:path>
        </draw:g>
        <draw:g>
          <draw:line draw:style-name="gr15" draw:text-style-name="P5" draw:layer="layout" svg:x1="11.635cm" svg:y1="15.995cm" svg:x2="11.635cm" svg:y2="15.499cm">
            <text:p/>
          </draw:line>
          <draw:path draw:style-name="gr8" draw:text-style-name="P3" draw:layer="layout" svg:width="0.252cm" svg:height="0.211cm" svg:x="11.626cm" svg:y="15.363cm" svg:viewBox="0 0 253 212" svg:d="M222 48c17 27-20 59-71 89-40 23-96 56-116 26-23-35 30-70 69-91 21-12 94-62 118-24zM242 38c-55-99-298 14-230 134 58 105 293-19 230-134z">
            <text:p/>
          </draw:path>
        </draw:g>
        <draw:frame draw:style-name="gr25" draw:text-style-name="P9" draw:layer="layout" svg:width="0.328cm" svg:height="0.48cm" svg:x="14.025cm" svg:y="18.193cm">
          <draw:text-box>
            <text:p text:style-name="P1"><text:span text:style-name="T1">V</text:span><text:span text:style-name="T5">7</text:span></text:p>
          </draw:text-box>
        </draw:frame>
        <draw:g>
          <draw:line draw:style-name="gr15" draw:text-style-name="P5" draw:layer="layout" svg:x1="13.68cm" svg:y1="16.719cm" svg:x2="13.68cm" svg:y2="17.301cm">
            <text:p/>
          </draw:line>
          <draw:path draw:style-name="gr8" draw:text-style-name="P3" draw:layer="layout" svg:width="0.252cm" svg:height="0.211cm" draw:transform="rotate (-3.14159265358979) translate (13.689cm 17.438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13.666cm" svg:y1="14.768cm" svg:x2="13.666cm" svg:y2="15.263cm">
            <text:p/>
          </draw:line>
          <draw:path draw:style-name="gr8" draw:text-style-name="P3" draw:layer="layout" svg:width="0.252cm" svg:height="0.211cm" svg:x="13.417cm" svg:y="15.189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2" draw:text-style-name="P6" draw:layer="layout" svg:x1="13.436cm" svg:y1="16.361cm" svg:x2="13.436cm" svg:y2="15.689cm">
            <text:p/>
          </draw:line>
          <draw:path draw:style-name="gr8" draw:text-style-name="P3" draw:layer="layout" svg:width="0.252cm" svg:height="0.211cm" svg:x="13.427cm" svg:y="15.551cm" svg:viewBox="0 0 253 212" svg:d="M222 48c17 28-20 60-71 89-40 24-96 57-116 27-23-35 30-70 69-91 21-12 94-63 118-25zM242 37c-55-97-298 16-230 136 58 105 293-19 230-136z">
            <text:p/>
          </draw:path>
        </draw:g>
        <draw:g>
          <draw:line draw:style-name="gr15" draw:text-style-name="P5" draw:layer="layout" svg:x1="13.436cm" svg:y1="15.995cm" svg:x2="13.436cm" svg:y2="15.499cm">
            <text:p/>
          </draw:line>
          <draw:path draw:style-name="gr8" draw:text-style-name="P3" draw:layer="layout" svg:width="0.252cm" svg:height="0.211cm" svg:x="13.427cm" svg:y="15.363cm" svg:viewBox="0 0 253 212" svg:d="M222 48c17 27-20 59-71 89-40 23-96 56-116 26-23-35 30-70 69-91 21-12 94-62 118-24zM242 38c-55-99-298 14-230 134 58 105 293-19 230-134z">
            <text:p/>
          </draw:path>
        </draw:g>
        <draw:g>
          <draw:line draw:style-name="gr15" draw:text-style-name="P5" draw:layer="layout" svg:x1="16.056cm" svg:y1="17.076cm" svg:x2="16.056cm" svg:y2="17.658cm">
            <text:p/>
          </draw:line>
          <draw:path draw:style-name="gr8" draw:text-style-name="P3" draw:layer="layout" svg:width="0.252cm" svg:height="0.211cm" draw:transform="rotate (-3.14159265358979) translate (16.065cm 17.795cm)" svg:viewBox="0 0 253 212" svg:d="M222 47c17 28-20 60-71 90-40 24-96 57-116 26-23-35 30-69 69-91 21-12 94-62 118-25zM242 37c-55-98-298 14-230 135 58 105 293-18 230-135z">
            <text:p/>
          </draw:path>
        </draw:g>
        <draw:g>
          <draw:line draw:style-name="gr15" draw:text-style-name="P5" draw:layer="layout" svg:x1="16.042cm" svg:y1="14.846cm" svg:x2="16.042cm" svg:y2="15.341cm">
            <text:p/>
          </draw:line>
          <draw:path draw:style-name="gr8" draw:text-style-name="P3" draw:layer="layout" svg:width="0.252cm" svg:height="0.211cm" svg:x="15.793cm" svg:y="15.267cm" svg:viewBox="0 0 253 212" svg:d="M31 165c-17-27 19-59 70-89 40-25 96-58 116-27 24 35-29 70-68 91-22 12-95 62-118 25zM11 175c54 97 297-14 230-136-59-104-294 19-230 136z">
            <text:p/>
          </draw:path>
        </draw:g>
        <draw:g>
          <draw:line draw:style-name="gr12" draw:text-style-name="P6" draw:layer="layout" svg:x1="15.812cm" svg:y1="16.406cm" svg:x2="15.812cm" svg:y2="15.734cm">
            <text:p/>
          </draw:line>
          <draw:path draw:style-name="gr8" draw:text-style-name="P3" draw:layer="layout" svg:width="0.252cm" svg:height="0.211cm" svg:x="15.576cm" svg:y="15.464cm" svg:viewBox="0 0 253 212" svg:d="M222 48c17 28-20 60-71 89-40 24-96 57-116 27-23-35 30-70 69-91 21-12 94-63 118-25zM242 37c-55-97-298 16-230 136 58 105 293-19 230-136z">
            <text:p/>
          </draw:path>
        </draw:g>
        <draw:g>
          <draw:line draw:style-name="gr15" draw:text-style-name="P5" draw:layer="layout" svg:x1="15.812cm" svg:y1="16.08cm" svg:x2="15.812cm" svg:y2="15.584cm">
            <text:p/>
          </draw:line>
          <draw:path draw:style-name="gr8" draw:text-style-name="P3" draw:layer="layout" svg:width="0.252cm" svg:height="0.211cm" svg:x="15.803cm" svg:y="15.448cm" svg:viewBox="0 0 253 212" svg:d="M222 48c17 27-20 59-71 89-40 23-96 56-116 26-23-35 30-70 69-91 21-12 94-62 118-24zM242 38c-55-99-298 14-230 134 58 105 293-19 230-134z">
            <text:p/>
          </draw:path>
        </draw:g>
        <draw:frame draw:style-name="gr24" draw:text-style-name="P9" draw:layer="layout" svg:width="0.294cm" svg:height="0.48cm" svg:x="15.766cm" svg:y="18.193cm">
          <draw:text-box>
            <text:p text:style-name="P1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1" svg:font-family="ProximaNova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3-24T10:22:54.917226265</dc:date>
    <meta:editing-duration>PT28M56S</meta:editing-duration>
    <meta:editing-cycles>6</meta:editing-cycles>
    <meta:document-statistic meta:object-count="43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d0075007600ce00b100db004200e300be0014000a003c00fd00da001a0016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bW6SEdk9PAym6zsM7liRW7Q+Zm6rxUm46pJtjavNacYg9qmpFF2WtYnbhnRtS7VP
ggxifPTpSiP58gpe2K5y3w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5m6LBz11dtV1D2fuQyGCqU7SRC8eTh/qdBcwNelKWc2on6o7k7Dj9dApJm1B1gZ7
wEyULdrp3F2PF1XBlym9GA==</DigestValue>
      </Reference>
      <Reference URI="Thumbnails/thumbnail.png">
        <DigestMethod Algorithm="http://www.w3.org/2001/04/xmlenc#sha512"/>
        <DigestValue>Q0W1NhBZL0Rm3VsF9Az7johDTob2vZCmOeZEtNn4IHvHy+/88C0Cl2ubY00P+Ch0
stg26U+IakkvVcGlAGq0T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5YPgsnOajnwbo8ECfuIhZ8cQfIo43/XBgEV5AHBdfYGR/wVYzwtNymCNSaPojlja
Z8QMarXiAd4dj890r3FGL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/Zl/Tg4nZuQQ52T57y3+rdFgGLXTJEZGetWaeHOHxzTBS4etNtdJ8/3ahE4D7zvG
OY9vWZyvT4Nps354L09kFQ==</DigestValue>
      </Reference>
      <Reference URI="#ID_00d000e400af00eb0028002f004e00c10082000e00fa00cc00c500fa00950017">
        <DigestMethod Algorithm="http://www.w3.org/2001/04/xmlenc#sha512"/>
        <DigestValue>u5Fvui+AnMFd7D0OWIbmpsTLJe6zIuY9dTjtEp5cENeyO0b5xDDJAdaLHspgsiK2
HUCZIsnQHuBckgHsx/ywcA==</DigestValue>
      </Reference>
      <Reference URI="#idSignedProperties_ID_00cd0075007600ce00b100db004200e300be0014000a003c00fd00da001a0016" Type="http://uri.etsi.org/01903#SignedProperties">
        <DigestMethod Algorithm="http://www.w3.org/2001/04/xmlenc#sha512"/>
        <DigestValue>mdwtY+c+WPp3UUYt4Yn8OaRhWJcXHyz9f7OPKGLX0qshaba0F/Bl7k//DPr2Plb9
aSJH95nMdI5htLi2duTXWw==</DigestValue>
      </Reference>
    </SignedInfo>
    <SignatureValue>iQGzBAABCAAdFiEEeroOr0dzJZW8bXBaK+Pgotj5j6UFAmI71gIACgkQK+Pgotj5j6WFQgv/WuY95x3
FVzfZ7m93Xta8kkmGSPQr7MDghVSh5rfEfMDBsk2gXXpFuWLiBXGTmKyRLLZ1L9UOVX1J3MNPmBpTim
uCg/w9X22JiaeqzFxRDhjpARjW03nUur9/6K4Me+LqjUUQ8d0d8ifyDN0Pq2Rhox4Y3b18UKv0JfBw2
efl8YsCirGUIN+ymbygkwV5DQIWuSoyo3J1A3f5oauRaHZzrtevAMWSTlKTUtZyarKEEOfOrAOH+I5C
11troogkocLGd/7b2osHJt1WOzo18zS+mBUqw/d4Dv4rTU/h6upQ6dMfa+NR/HsG2+pTBDcw5pQd4yp
FE+tUFK+JhNDwpIHda61TG49+NP6KGy3RpgvxJPYIGn+sUNcopJUy1EWefqCdLJHylBlo4i/12j75UM
fNKBHFEMbzLzLCmzSu2j118cOiuWTPsZ+9tBDnFy4QJovnZEzZNoPu3O5F/F8r4ZOSwuXFoCxzHkSr1
VnzRHvz1j3TnNQF1ccf43txdFk0izSF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d000e400af00eb0028002f004e00c10082000e00fa00cc00c500fa00950017" Target="#ID_00cd0075007600ce00b100db004200e300be0014000a003c00fd00da001a0016">
          <dc:date xmlns:dc="http://purl.org/dc/elements/1.1/">2022-03-24T10:22:57.963168566</dc:date>
        </SignatureProperty>
      </SignatureProperties>
    </Object>
    <Object xmlns:xd="http://uri.etsi.org/01903/v1.3.2#">
      <xd:QualifyingProperties Target="#ID_00cd0075007600ce00b100db004200e300be0014000a003c00fd00da001a0016">
        <xd:SignedProperties Id="idSignedProperties_ID_00cd0075007600ce00b100db004200e300be0014000a003c00fd00da001a0016">
          <xd:SignedSignatureProperties>
            <xd:SigningTime>2022-03-24T10:22:57.963168566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cd0075007600ce00b100db004200e300be0014000a003c00fd00da001a0016">
          <xd:UnsignedSignatureProperties>
            <xd:CertificateValues/>
          </xd:UnsignedSignatureProperties>
        </xd:UnsignedProperties>
      </xd:QualifyingProperties>
    </Object>
  </Signature>
</document-signatures>
</file>